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B" style:family="table-column">
      <style:table-column-properties style:column-width="0.8299in"/>
    </style:style>
    <style:style style:name="Table1.C" style:family="table-column">
      <style:table-column-properties style:column-width="0.5035in"/>
    </style:style>
    <style:style style:name="Table1.D" style:family="table-column">
      <style:table-column-properties style:column-width="3.8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text-properties officeooo:rsid="00e06374" officeooo:paragraph-rsid="00f54133"/>
    </style:style>
    <style:style style:name="P32" style:family="paragraph" style:parent-style-name="Text_20_body">
      <style:text-properties officeooo:paragraph-rsid="0105f6cf"/>
    </style:style>
    <style:style style:name="P33" style:family="paragraph" style:parent-style-name="Text_20_body">
      <style:text-properties officeooo:rsid="012031d7" officeooo:paragraph-rsid="012031d7"/>
    </style:style>
    <style:style style:name="P34" style:family="paragraph" style:parent-style-name="Text_20_body">
      <style:text-properties officeooo:rsid="012031d7" officeooo:paragraph-rsid="01386f82"/>
    </style:style>
    <style:style style:name="P35" style:family="paragraph" style:parent-style-name="Text_20_body">
      <style:text-properties officeooo:rsid="013a67ae" officeooo:paragraph-rsid="013a67ae"/>
    </style:style>
    <style:style style:name="P36" style:family="paragraph" style:parent-style-name="Text_20_body">
      <style:text-properties officeooo:rsid="013a67ae" officeooo:paragraph-rsid="0148f36c"/>
    </style:style>
    <style:style style:name="P37" style:family="paragraph" style:parent-style-name="Text_20_body">
      <style:text-properties officeooo:rsid="01609f1a" officeooo:paragraph-rsid="01609f1a"/>
    </style:style>
    <style:style style:name="P38" style:family="paragraph" style:parent-style-name="Text_20_body">
      <style:text-properties officeooo:rsid="01672c55" officeooo:paragraph-rsid="01672c55"/>
    </style:style>
    <style:style style:name="P39" style:family="paragraph" style:parent-style-name="Text_20_body">
      <style:text-properties officeooo:rsid="0175388b" officeooo:paragraph-rsid="0175388b"/>
    </style:style>
    <style:style style:name="P40" style:family="paragraph" style:parent-style-name="Text_20_body">
      <style:text-properties fo:font-style="normal" officeooo:rsid="01adf83a" officeooo:paragraph-rsid="01a6b1d4" style:font-style-asian="normal" style:font-style-complex="normal"/>
    </style:style>
    <style:style style:name="P41" style:family="paragraph" style:parent-style-name="Text_20_body">
      <style:text-properties officeooo:rsid="01b3e65e" officeooo:paragraph-rsid="01b3e65e"/>
    </style:style>
    <style:style style:name="P42" style:family="paragraph" style:parent-style-name="Text_20_body">
      <style:text-properties officeooo:rsid="01e301f2" officeooo:paragraph-rsid="01e301f2"/>
    </style:style>
    <style:style style:name="P43" style:family="paragraph" style:parent-style-name="Text_20_body">
      <style:text-properties officeooo:rsid="026eed40" officeooo:paragraph-rsid="0271cbc5"/>
    </style:style>
    <style:style style:name="P44" style:family="paragraph" style:parent-style-name="Text_20_body">
      <style:text-properties officeooo:rsid="0271cbc5" officeooo:paragraph-rsid="0271cbc5"/>
    </style:style>
    <style:style style:name="P45" style:family="paragraph" style:parent-style-name="Text_20_body">
      <style:text-properties officeooo:rsid="0283caf2" officeooo:paragraph-rsid="0283caf2"/>
    </style:style>
    <style:style style:name="P46" style:family="paragraph" style:parent-style-name="Text_20_body">
      <style:text-properties officeooo:rsid="028953b3" officeooo:paragraph-rsid="028953b3"/>
    </style:style>
    <style:style style:name="P47" style:family="paragraph" style:parent-style-name="Text_20_body">
      <style:text-properties officeooo:paragraph-rsid="029c06db"/>
    </style:style>
    <style:style style:name="P48" style:family="paragraph" style:parent-style-name="Text_20_body">
      <style:text-properties officeooo:rsid="02a0106f" officeooo:paragraph-rsid="02a0106f"/>
    </style:style>
    <style:style style:name="P49" style:family="paragraph" style:parent-style-name="Text_20_body">
      <style:text-properties officeooo:rsid="02a0106f" officeooo:paragraph-rsid="02a823d5"/>
    </style:style>
    <style:style style:name="P50" style:family="paragraph" style:parent-style-name="Title">
      <style:text-properties officeooo:rsid="01720e6f" officeooo:paragraph-rsid="01720e6f"/>
    </style:style>
    <style:style style:name="P51" style:family="paragraph" style:parent-style-name="Table_20_Contents">
      <style:text-properties officeooo:rsid="01b8005e" officeooo:paragraph-rsid="01b8005e"/>
    </style:style>
    <style:style style:name="P52" style:family="paragraph" style:parent-style-name="Table_20_Contents">
      <style:text-properties officeooo:rsid="01bb021e" officeooo:paragraph-rsid="01bb021e"/>
    </style:style>
    <style:style style:name="P53" style:family="paragraph" style:parent-style-name="Table_20_Contents">
      <style:text-properties officeooo:rsid="01bcfe84" officeooo:paragraph-rsid="01bcfe84"/>
    </style:style>
    <style:style style:name="P54" style:family="paragraph" style:parent-style-name="Table_20_Contents">
      <style:text-properties officeooo:rsid="01be0c1f" officeooo:paragraph-rsid="01be0c1f"/>
    </style:style>
    <style:style style:name="P55" style:family="paragraph" style:parent-style-name="Table_20_Contents">
      <style:text-properties officeooo:rsid="01bfc655" officeooo:paragraph-rsid="01bfc655"/>
    </style:style>
    <style:style style:name="P56" style:family="paragraph" style:parent-style-name="Table_20_Contents">
      <style:text-properties officeooo:rsid="01c0d3a4" officeooo:paragraph-rsid="01c0d3a4"/>
    </style:style>
    <style:style style:name="P57" style:family="paragraph" style:parent-style-name="Table_20_Contents">
      <style:text-properties officeooo:rsid="01c1da3d" officeooo:paragraph-rsid="01c1da3d"/>
    </style:style>
    <style:style style:name="P58" style:family="paragraph" style:parent-style-name="Table_20_Contents">
      <style:text-properties officeooo:rsid="01c3c540" officeooo:paragraph-rsid="01c3c540"/>
    </style:style>
    <style:style style:name="P59" style:family="paragraph" style:parent-style-name="Table_20_Contents">
      <style:text-properties officeooo:rsid="01c3c540" officeooo:paragraph-rsid="01d1df47"/>
    </style:style>
    <style:style style:name="P60" style:family="paragraph" style:parent-style-name="Table_20_Contents">
      <style:text-properties officeooo:rsid="01c4a927" officeooo:paragraph-rsid="01c4a927"/>
    </style:style>
    <style:style style:name="P61" style:family="paragraph" style:parent-style-name="Table_20_Contents">
      <style:text-properties officeooo:rsid="01c4c0af" officeooo:paragraph-rsid="01c7ee67"/>
    </style:style>
    <style:style style:name="P62" style:family="paragraph" style:parent-style-name="Table_20_Contents">
      <style:text-properties officeooo:rsid="01c604e1" officeooo:paragraph-rsid="01c7ee67"/>
    </style:style>
    <style:style style:name="P63" style:family="paragraph" style:parent-style-name="Table_20_Contents">
      <style:text-properties officeooo:rsid="01c7ee67" officeooo:paragraph-rsid="01c7ee67"/>
    </style:style>
    <style:style style:name="P64" style:family="paragraph" style:parent-style-name="Table_20_Contents">
      <style:text-properties officeooo:rsid="01c9e49d" officeooo:paragraph-rsid="01c9e49d"/>
    </style:style>
    <style:style style:name="P65" style:family="paragraph" style:parent-style-name="Table_20_Contents">
      <style:text-properties officeooo:rsid="01ceca29" officeooo:paragraph-rsid="01ceca29"/>
    </style:style>
    <style:style style:name="P66" style:family="paragraph" style:parent-style-name="Table_20_Contents">
      <style:text-properties officeooo:rsid="01d06c72" officeooo:paragraph-rsid="01d06c72"/>
    </style:style>
    <style:style style:name="P67" style:family="paragraph" style:parent-style-name="Table_20_Contents">
      <style:text-properties officeooo:rsid="01d1df47" officeooo:paragraph-rsid="01d1df47"/>
    </style:style>
    <style:style style:name="P68" style:family="paragraph" style:parent-style-name="Table_20_Contents">
      <style:text-properties officeooo:rsid="01d4de87" officeooo:paragraph-rsid="01d4de87"/>
    </style:style>
    <style:style style:name="P69" style:family="paragraph" style:parent-style-name="Table_20_Contents">
      <style:text-properties officeooo:rsid="01d52bf7" officeooo:paragraph-rsid="01d52bf7"/>
    </style:style>
    <style:style style:name="P70" style:family="paragraph" style:parent-style-name="Table_20_Contents">
      <style:text-properties officeooo:rsid="01d74fdf" officeooo:paragraph-rsid="01d74fdf"/>
    </style:style>
    <style:style style:name="P71" style:family="paragraph" style:parent-style-name="Table_20_Contents">
      <style:text-properties officeooo:rsid="01deb904" officeooo:paragraph-rsid="01deb904"/>
    </style:style>
    <style:style style:name="P72" style:family="paragraph" style:parent-style-name="Table_20_Contents">
      <style:text-properties officeooo:rsid="01e119da" officeooo:paragraph-rsid="01e119da"/>
    </style:style>
    <style:style style:name="P73" style:family="paragraph" style:parent-style-name="Table_20_Contents">
      <style:text-properties officeooo:rsid="02b0f80d" officeooo:paragraph-rsid="02b0f80d"/>
    </style:style>
    <style:style style:name="P74" style:family="paragraph" style:parent-style-name="Text_20_body" style:list-style-name="L1">
      <style:text-properties officeooo:rsid="004628fa" officeooo:paragraph-rsid="004628fa"/>
    </style:style>
    <style:style style:name="P75" style:family="paragraph" style:parent-style-name="Text_20_body" style:list-style-name="L1">
      <style:text-properties officeooo:rsid="0046f339" officeooo:paragraph-rsid="0046f339"/>
    </style:style>
    <style:style style:name="P76" style:family="paragraph" style:parent-style-name="Text_20_body" style:list-style-name="L1">
      <style:text-properties officeooo:rsid="004864d2" officeooo:paragraph-rsid="004864d2"/>
    </style:style>
    <style:style style:name="P77" style:family="paragraph" style:parent-style-name="Text_20_body" style:list-style-name="L1">
      <style:text-properties officeooo:rsid="004913ea" officeooo:paragraph-rsid="004913ea"/>
    </style:style>
    <style:style style:name="P78" style:family="paragraph" style:parent-style-name="Text_20_body" style:list-style-name="L2">
      <style:text-properties officeooo:paragraph-rsid="0065bdcb"/>
    </style:style>
    <style:style style:name="P79" style:family="paragraph" style:parent-style-name="Text_20_body" style:list-style-name="L2">
      <style:text-properties fo:font-style="normal" officeooo:rsid="0059ae34" officeooo:paragraph-rsid="0065bdcb" style:font-style-asian="normal" style:font-style-complex="normal"/>
    </style:style>
    <style:style style:name="P80" style:family="paragraph" style:parent-style-name="Text_20_body" style:list-style-name="L3">
      <style:text-properties officeooo:rsid="00c59e65" officeooo:paragraph-rsid="00c59e65"/>
    </style:style>
    <style:style style:name="P81" style:family="paragraph" style:parent-style-name="Text_20_body" style:list-style-name="L3">
      <style:text-properties officeooo:rsid="00c86822" officeooo:paragraph-rsid="00c86822"/>
    </style:style>
    <style:style style:name="P82" style:family="paragraph" style:parent-style-name="Text_20_body" style:list-style-name="L3">
      <style:text-properties officeooo:rsid="00ca3f78" officeooo:paragraph-rsid="00ca3f78"/>
    </style:style>
    <style:style style:name="P83" style:family="paragraph" style:parent-style-name="Text_20_body" style:list-style-name="L3">
      <style:text-properties officeooo:rsid="00ca3f78" officeooo:paragraph-rsid="023c81f1"/>
    </style:style>
    <style:style style:name="P84" style:family="paragraph" style:parent-style-name="Text_20_body" style:list-style-name="L3">
      <style:text-properties officeooo:rsid="023da67e" officeooo:paragraph-rsid="023da67e"/>
    </style:style>
    <style:style style:name="P85" style:family="paragraph" style:parent-style-name="Text_20_body" style:list-style-name="L3">
      <style:text-properties officeooo:rsid="00cb9bac" officeooo:paragraph-rsid="00cb9bac"/>
    </style:style>
    <style:style style:name="P86" style:family="paragraph" style:parent-style-name="Text_20_body" style:list-style-name="L4">
      <style:text-properties officeooo:rsid="00f6842d" officeooo:paragraph-rsid="00f6842d"/>
    </style:style>
    <style:style style:name="P87" style:family="paragraph" style:parent-style-name="Text_20_body" style:list-style-name="L4">
      <style:text-properties officeooo:rsid="00fbb8db" officeooo:paragraph-rsid="00fbb8db"/>
    </style:style>
    <style:style style:name="P88" style:family="paragraph" style:parent-style-name="Text_20_body" style:list-style-name="L5">
      <style:text-properties officeooo:rsid="017725b9" officeooo:paragraph-rsid="0254effd"/>
    </style:style>
    <style:style style:name="P89" style:family="paragraph" style:parent-style-name="Text_20_body" style:list-style-name="L5">
      <style:text-properties officeooo:rsid="017ad603" officeooo:paragraph-rsid="017bbdd7"/>
    </style:style>
    <style:style style:name="P90" style:family="paragraph" style:parent-style-name="Text_20_body" style:list-style-name="L5">
      <style:text-properties officeooo:rsid="0184de4a" officeooo:paragraph-rsid="0184de4a"/>
    </style:style>
    <style:style style:name="P91" style:family="paragraph" style:parent-style-name="Text_20_body" style:list-style-name="L5">
      <style:text-properties officeooo:rsid="01889fef" officeooo:paragraph-rsid="01889fef"/>
    </style:style>
    <style:style style:name="P92" style:family="paragraph" style:parent-style-name="Text_20_body" style:list-style-name="L5">
      <style:text-properties officeooo:rsid="018e0dab" officeooo:paragraph-rsid="018e0dab"/>
    </style:style>
    <style:style style:name="P93" style:family="paragraph" style:parent-style-name="Text_20_body" style:list-style-name="L5">
      <style:text-properties officeooo:rsid="019b273b" officeooo:paragraph-rsid="019b273b"/>
    </style:style>
    <style:style style:name="P94" style:family="paragraph" style:parent-style-name="Text_20_body" style:list-style-name="L5">
      <style:text-properties officeooo:rsid="01a6b1d4" officeooo:paragraph-rsid="01a6b1d4"/>
    </style:style>
    <style:style style:name="P95" style:family="paragraph" style:parent-style-name="Text_20_body" style:list-style-name="L6">
      <style:text-properties officeooo:rsid="027ef132" officeooo:paragraph-rsid="027ef132"/>
    </style:style>
    <style:style style:name="P96" style:family="paragraph" style:parent-style-name="Text_20_body" style:list-style-name="L6">
      <style:text-properties officeooo:rsid="02833be6" officeooo:paragraph-rsid="02833be6"/>
    </style:style>
    <style:style style:name="P97" style:family="paragraph" style:parent-style-name="Text_20_body">
      <style:text-properties officeooo:rsid="01e301f2" officeooo:paragraph-rsid="02bb87ff"/>
    </style:style>
    <style:style style:name="P98" style:family="paragraph" style:parent-style-name="Heading_20_1">
      <style:text-properties officeooo:rsid="004cd4de" officeooo:paragraph-rsid="004cd4de"/>
    </style:style>
    <style:style style:name="P99" style:family="paragraph" style:parent-style-name="Heading_20_1">
      <style:text-properties officeooo:rsid="004dc1a9" officeooo:paragraph-rsid="004dc1a9"/>
    </style:style>
    <style:style style:name="P100" style:family="paragraph" style:parent-style-name="Heading_20_1">
      <style:text-properties officeooo:rsid="00a7c7f9" officeooo:paragraph-rsid="00a7c7f9"/>
    </style:style>
    <style:style style:name="P101" style:family="paragraph" style:parent-style-name="Heading_20_1">
      <style:text-properties officeooo:rsid="0102d0b6" officeooo:paragraph-rsid="0102d0b6"/>
    </style:style>
    <style:style style:name="P102" style:family="paragraph" style:parent-style-name="Heading_20_1">
      <style:text-properties officeooo:rsid="01fb5222" officeooo:paragraph-rsid="01fb5222"/>
    </style:style>
    <style:style style:name="P103" style:family="paragraph" style:parent-style-name="Heading_20_1">
      <style:text-properties officeooo:rsid="02a3675e" officeooo:paragraph-rsid="02a3675e"/>
    </style:style>
    <style:style style:name="P104" style:family="paragraph" style:parent-style-name="Heading_20_2">
      <style:text-properties officeooo:rsid="000d5041" officeooo:paragraph-rsid="000d5041"/>
    </style:style>
    <style:style style:name="P105" style:family="paragraph" style:parent-style-name="Heading_20_2">
      <style:text-properties officeooo:rsid="004dc1a9" officeooo:paragraph-rsid="004dc1a9"/>
    </style:style>
    <style:style style:name="P106" style:family="paragraph" style:parent-style-name="Heading_20_2">
      <style:text-properties officeooo:rsid="00a7c7f9" officeooo:paragraph-rsid="00a7c7f9"/>
    </style:style>
    <style:style style:name="P107" style:family="paragraph" style:parent-style-name="Heading_20_2">
      <style:text-properties officeooo:rsid="0102d0b6" officeooo:paragraph-rsid="0102d0b6"/>
    </style:style>
    <style:style style:name="P108" style:family="paragraph" style:parent-style-name="Heading_20_2">
      <style:text-properties officeooo:rsid="0105f6cf" officeooo:paragraph-rsid="0105f6cf"/>
    </style:style>
    <style:style style:name="P109" style:family="paragraph" style:parent-style-name="Heading_20_2">
      <style:text-properties officeooo:rsid="01fb5222" officeooo:paragraph-rsid="01fb5222"/>
    </style:style>
    <style:style style:name="P110" style:family="paragraph" style:parent-style-name="Heading_20_2">
      <style:text-properties officeooo:rsid="0271cbc5" officeooo:paragraph-rsid="0271cbc5"/>
    </style:style>
    <style:style style:name="P111" style:family="paragraph" style:parent-style-name="Heading_20_2">
      <style:text-properties officeooo:rsid="028939bc" officeooo:paragraph-rsid="028939bc"/>
    </style:style>
    <style:style style:name="P112" style:family="paragraph" style:parent-style-name="Heading_20_3">
      <style:text-properties officeooo:rsid="005290af" officeooo:paragraph-rsid="005290af"/>
    </style:style>
    <style:style style:name="P113" style:family="paragraph" style:parent-style-name="Heading_20_3">
      <style:text-properties officeooo:rsid="0062a2c9" officeooo:paragraph-rsid="0062a2c9"/>
    </style:style>
    <style:style style:name="P114" style:family="paragraph" style:parent-style-name="Heading_20_3">
      <style:text-properties officeooo:rsid="00ba8c5c" officeooo:paragraph-rsid="00ba8c5c"/>
    </style:style>
    <style:style style:name="P115" style:family="paragraph" style:parent-style-name="Heading_20_3">
      <style:text-properties officeooo:rsid="00c1a081" officeooo:paragraph-rsid="00c1a081"/>
    </style:style>
    <style:style style:name="P116" style:family="paragraph" style:parent-style-name="Heading_20_3">
      <style:text-properties officeooo:rsid="00d3dbbb" officeooo:paragraph-rsid="00d3dbbb"/>
    </style:style>
    <style:style style:name="P117" style:family="paragraph" style:parent-style-name="Heading_20_3">
      <style:text-properties officeooo:rsid="011c7fe6" officeooo:paragraph-rsid="011c7fe6"/>
    </style:style>
    <style:style style:name="P118" style:family="paragraph" style:parent-style-name="Heading_20_3">
      <style:text-properties officeooo:rsid="01393f50" officeooo:paragraph-rsid="01393f50"/>
    </style:style>
    <style:style style:name="P119" style:family="paragraph" style:parent-style-name="Heading_20_3">
      <style:text-properties officeooo:rsid="015fc121" officeooo:paragraph-rsid="015fc121"/>
    </style:style>
    <style:style style:name="P120" style:family="paragraph" style:parent-style-name="Heading_20_3">
      <style:text-properties fo:font-style="normal" officeooo:rsid="0175388b" officeooo:paragraph-rsid="0175388b" style:font-style-asian="normal" style:font-style-complex="normal"/>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fo:font-style="italic" style:font-style-asian="italic" style:font-style-complex="italic"/>
    </style:style>
    <style:style style:name="T14" style:family="text">
      <style:text-properties fo:font-style="italic" officeooo:rsid="00563a37" style:font-style-asian="italic" style:font-style-complex="italic"/>
    </style:style>
    <style:style style:name="T15" style:family="text">
      <style:text-properties fo:font-style="italic" officeooo:rsid="00ee8099" style:font-style-asian="italic" style:font-style-complex="italic"/>
    </style:style>
    <style:style style:name="T16" style:family="text">
      <style:text-properties fo:font-style="italic" officeooo:rsid="00f83e5a" style:font-style-asian="italic" style:font-style-complex="italic"/>
    </style:style>
    <style:style style:name="T17" style:family="text">
      <style:text-properties fo:font-style="italic" officeooo:rsid="00fbd1cb" style:font-style-asian="italic" style:font-style-complex="italic"/>
    </style:style>
    <style:style style:name="T18" style:family="text">
      <style:text-properties fo:font-style="italic" officeooo:rsid="00fd8d7c" style:font-style-asian="italic" style:font-style-complex="italic"/>
    </style:style>
    <style:style style:name="T19" style:family="text">
      <style:text-properties fo:font-style="italic" officeooo:rsid="0123d576" style:font-style-asian="italic" style:font-style-complex="italic"/>
    </style:style>
    <style:style style:name="T20" style:family="text">
      <style:text-properties fo:font-style="italic" officeooo:rsid="01627cb8" style:font-style-asian="italic" style:font-style-complex="italic"/>
    </style:style>
    <style:style style:name="T21" style:family="text">
      <style:text-properties fo:font-style="italic" officeooo:rsid="016a011c" style:font-style-asian="italic" style:font-style-complex="italic"/>
    </style:style>
    <style:style style:name="T22" style:family="text">
      <style:text-properties fo:font-style="italic" officeooo:rsid="01791548" style:font-style-asian="italic" style:font-style-complex="italic"/>
    </style:style>
    <style:style style:name="T23" style:family="text">
      <style:text-properties fo:font-style="italic" officeooo:rsid="017a337b" style:font-style-asian="italic" style:font-style-complex="italic"/>
    </style:style>
    <style:style style:name="T24" style:family="text">
      <style:text-properties fo:font-style="italic" officeooo:rsid="017bbdd7" style:font-style-asian="italic" style:font-style-complex="italic"/>
    </style:style>
    <style:style style:name="T25" style:family="text">
      <style:text-properties fo:font-style="italic" officeooo:rsid="0182089f" style:font-style-asian="italic" style:font-style-complex="italic"/>
    </style:style>
    <style:style style:name="T26" style:family="text">
      <style:text-properties fo:font-style="italic" officeooo:rsid="0180effe" style:font-style-asian="italic" style:font-style-complex="italic"/>
    </style:style>
    <style:style style:name="T27" style:family="text">
      <style:text-properties fo:font-style="italic" officeooo:rsid="01857de3" style:font-style-asian="italic" style:font-style-complex="italic"/>
    </style:style>
    <style:style style:name="T28" style:family="text">
      <style:text-properties fo:font-style="italic" officeooo:rsid="018849f5" style:font-style-asian="italic" style:font-style-complex="italic"/>
    </style:style>
    <style:style style:name="T29" style:family="text">
      <style:text-properties fo:font-style="italic" officeooo:rsid="0189fcf2" style:font-style-asian="italic" style:font-style-complex="italic"/>
    </style:style>
    <style:style style:name="T30" style:family="text">
      <style:text-properties fo:font-style="italic" officeooo:rsid="018cab8a" style:font-style-asian="italic" style:font-style-complex="italic"/>
    </style:style>
    <style:style style:name="T31" style:family="text">
      <style:text-properties fo:font-style="italic" officeooo:rsid="018f95f4" style:font-style-asian="italic" style:font-style-complex="italic"/>
    </style:style>
    <style:style style:name="T32" style:family="text">
      <style:text-properties fo:font-style="italic" officeooo:rsid="01931823" style:font-style-asian="italic" style:font-style-complex="italic"/>
    </style:style>
    <style:style style:name="T33" style:family="text">
      <style:text-properties fo:font-style="italic" officeooo:rsid="01942172" style:font-style-asian="italic" style:font-style-complex="italic"/>
    </style:style>
    <style:style style:name="T34" style:family="text">
      <style:text-properties fo:font-style="italic" officeooo:rsid="019bb683" style:font-style-asian="italic" style:font-style-complex="italic"/>
    </style:style>
    <style:style style:name="T35" style:family="text">
      <style:text-properties fo:font-style="italic" officeooo:rsid="019d5dfb" style:font-style-asian="italic" style:font-style-complex="italic"/>
    </style:style>
    <style:style style:name="T36" style:family="text">
      <style:text-properties fo:font-style="italic" officeooo:rsid="01a2560f" style:font-style-asian="italic" style:font-style-complex="italic"/>
    </style:style>
    <style:style style:name="T37" style:family="text">
      <style:text-properties fo:font-style="italic" officeooo:rsid="01a7b1c3" style:font-style-asian="italic" style:font-style-complex="italic"/>
    </style:style>
    <style:style style:name="T38" style:family="text">
      <style:text-properties fo:font-style="italic" officeooo:rsid="01aa7e38" style:font-style-asian="italic" style:font-style-complex="italic"/>
    </style:style>
    <style:style style:name="T39" style:family="text">
      <style:text-properties fo:font-style="italic" officeooo:rsid="01aba40c" style:font-style-asian="italic" style:font-style-complex="italic"/>
    </style:style>
    <style:style style:name="T40" style:family="text">
      <style:text-properties fo:font-style="italic" officeooo:rsid="01b9d500" style:font-style-asian="italic" style:font-style-complex="italic"/>
    </style:style>
    <style:style style:name="T41" style:family="text">
      <style:text-properties fo:font-style="italic" officeooo:rsid="01c1da3d" style:font-style-asian="italic" style:font-style-complex="italic"/>
    </style:style>
    <style:style style:name="T42" style:family="text">
      <style:text-properties fo:font-style="italic" officeooo:rsid="01c6e2c4" style:font-style-asian="italic" style:font-style-complex="italic"/>
    </style:style>
    <style:style style:name="T43" style:family="text">
      <style:text-properties fo:font-style="italic" officeooo:rsid="01d91d78" style:font-style-asian="italic" style:font-style-complex="italic"/>
    </style:style>
    <style:style style:name="T44" style:family="text">
      <style:text-properties fo:font-style="italic" officeooo:rsid="025d441a" style:font-style-asian="italic" style:font-style-complex="italic"/>
    </style:style>
    <style:style style:name="T45" style:family="text">
      <style:text-properties fo:font-style="italic" officeooo:rsid="01e4fa68"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563a37" style:font-style-asian="normal" style:font-style-complex="normal"/>
    </style:style>
    <style:style style:name="T48" style:family="text">
      <style:text-properties fo:font-style="normal" officeooo:rsid="005647ff" style:font-style-asian="normal" style:font-style-complex="normal"/>
    </style:style>
    <style:style style:name="T49" style:family="text">
      <style:text-properties fo:font-style="normal" officeooo:rsid="005796bc" style:font-style-asian="normal" style:font-style-complex="normal"/>
    </style:style>
    <style:style style:name="T50" style:family="text">
      <style:text-properties fo:font-style="normal" officeooo:rsid="0058bf04" style:font-style-asian="normal" style:font-style-complex="normal"/>
    </style:style>
    <style:style style:name="T51" style:family="text">
      <style:text-properties fo:font-style="normal" officeooo:rsid="0059004c" style:font-style-asian="normal" style:font-style-complex="normal"/>
    </style:style>
    <style:style style:name="T52" style:family="text">
      <style:text-properties fo:font-style="normal" officeooo:rsid="005b8baf" style:font-style-asian="normal" style:font-style-complex="normal"/>
    </style:style>
    <style:style style:name="T53" style:family="text">
      <style:text-properties fo:font-style="normal" officeooo:rsid="005d258f" style:font-style-asian="normal" style:font-style-complex="normal"/>
    </style:style>
    <style:style style:name="T54" style:family="text">
      <style:text-properties fo:font-style="normal" officeooo:rsid="005f2151" style:font-style-asian="normal" style:font-style-complex="normal"/>
    </style:style>
    <style:style style:name="T55" style:family="text">
      <style:text-properties fo:font-style="normal" officeooo:rsid="00604c5d" style:font-style-asian="normal" style:font-style-complex="normal"/>
    </style:style>
    <style:style style:name="T56" style:family="text">
      <style:text-properties fo:font-style="normal" officeooo:rsid="00607b58" style:font-style-asian="normal" style:font-style-complex="normal"/>
    </style:style>
    <style:style style:name="T57" style:family="text">
      <style:text-properties fo:font-style="normal" officeooo:rsid="0060f6a0" style:font-style-asian="normal" style:font-style-complex="normal"/>
    </style:style>
    <style:style style:name="T58" style:family="text">
      <style:text-properties fo:font-style="normal" officeooo:rsid="00621e97" style:font-style-asian="normal" style:font-style-complex="normal"/>
    </style:style>
    <style:style style:name="T59" style:family="text">
      <style:text-properties fo:font-style="normal" officeooo:rsid="00666e48" style:font-style-asian="normal" style:font-style-complex="normal"/>
    </style:style>
    <style:style style:name="T60" style:family="text">
      <style:text-properties fo:font-style="normal" officeooo:rsid="0123d576" style:font-style-asian="normal" style:font-style-complex="normal"/>
    </style:style>
    <style:style style:name="T61" style:family="text">
      <style:text-properties fo:font-style="normal" officeooo:rsid="012a71ea" style:font-style-asian="normal" style:font-style-complex="normal"/>
    </style:style>
    <style:style style:name="T62" style:family="text">
      <style:text-properties fo:font-style="normal" officeooo:rsid="012c5c38" style:font-style-asian="normal" style:font-style-complex="normal"/>
    </style:style>
    <style:style style:name="T63" style:family="text">
      <style:text-properties fo:font-style="normal" officeooo:rsid="012db2b9" style:font-style-asian="normal" style:font-style-complex="normal"/>
    </style:style>
    <style:style style:name="T64" style:family="text">
      <style:text-properties fo:font-style="normal" officeooo:rsid="012eb12c" style:font-style-asian="normal" style:font-style-complex="normal"/>
    </style:style>
    <style:style style:name="T65" style:family="text">
      <style:text-properties fo:font-style="normal" officeooo:rsid="012ee771" style:font-style-asian="normal" style:font-style-complex="normal"/>
    </style:style>
    <style:style style:name="T66" style:family="text">
      <style:text-properties fo:font-style="normal" officeooo:rsid="0132a509" style:font-style-asian="normal" style:font-style-complex="normal"/>
    </style:style>
    <style:style style:name="T67" style:family="text">
      <style:text-properties fo:font-style="normal" officeooo:rsid="013326d3" style:font-style-asian="normal" style:font-style-complex="normal"/>
    </style:style>
    <style:style style:name="T68" style:family="text">
      <style:text-properties fo:font-style="normal" officeooo:rsid="0134fc28" style:font-style-asian="normal" style:font-style-complex="normal"/>
    </style:style>
    <style:style style:name="T69" style:family="text">
      <style:text-properties fo:font-style="normal" officeooo:rsid="0136a5f1" style:font-style-asian="normal" style:font-style-complex="normal"/>
    </style:style>
    <style:style style:name="T70" style:family="text">
      <style:text-properties fo:font-style="normal" officeooo:rsid="0136b7dd" style:font-style-asian="normal" style:font-style-complex="normal"/>
    </style:style>
    <style:style style:name="T71" style:family="text">
      <style:text-properties fo:font-style="normal" officeooo:rsid="01372c83" style:font-style-asian="normal" style:font-style-complex="normal"/>
    </style:style>
    <style:style style:name="T72" style:family="text">
      <style:text-properties fo:font-style="normal" officeooo:rsid="01386f82" style:font-style-asian="normal" style:font-style-complex="normal"/>
    </style:style>
    <style:style style:name="T73" style:family="text">
      <style:text-properties fo:font-style="normal" officeooo:rsid="015cef72" style:font-style-asian="normal" style:font-style-complex="normal"/>
    </style:style>
    <style:style style:name="T74" style:family="text">
      <style:text-properties fo:font-style="normal" officeooo:rsid="016da758" style:font-style-asian="normal" style:font-style-complex="normal"/>
    </style:style>
    <style:style style:name="T75" style:family="text">
      <style:text-properties fo:font-style="normal" officeooo:rsid="016f05c0" style:font-style-asian="normal" style:font-style-complex="normal"/>
    </style:style>
    <style:style style:name="T76" style:family="text">
      <style:text-properties fo:font-style="normal" officeooo:rsid="01703c3e" style:font-style-asian="normal" style:font-style-complex="normal"/>
    </style:style>
    <style:style style:name="T77" style:family="text">
      <style:text-properties fo:font-style="normal" officeooo:rsid="0173253e" style:font-style-asian="normal" style:font-style-complex="normal"/>
    </style:style>
    <style:style style:name="T78" style:family="text">
      <style:text-properties fo:font-style="normal" officeooo:rsid="017725b9" style:font-style-asian="normal" style:font-style-complex="normal"/>
    </style:style>
    <style:style style:name="T79" style:family="text">
      <style:text-properties fo:font-style="normal" officeooo:rsid="01791548" style:font-style-asian="normal" style:font-style-complex="normal"/>
    </style:style>
    <style:style style:name="T80" style:family="text">
      <style:text-properties fo:font-style="normal" officeooo:rsid="017a337b" style:font-style-asian="normal" style:font-style-complex="normal"/>
    </style:style>
    <style:style style:name="T81" style:family="text">
      <style:text-properties fo:font-style="normal" officeooo:rsid="017bbdd7" style:font-style-asian="normal" style:font-style-complex="normal"/>
    </style:style>
    <style:style style:name="T82" style:family="text">
      <style:text-properties fo:font-style="normal" officeooo:rsid="017da879" style:font-style-asian="normal" style:font-style-complex="normal"/>
    </style:style>
    <style:style style:name="T83" style:family="text">
      <style:text-properties fo:font-style="normal" officeooo:rsid="017f72e4" style:font-style-asian="normal" style:font-style-complex="normal"/>
    </style:style>
    <style:style style:name="T84" style:family="text">
      <style:text-properties fo:font-style="normal" officeooo:rsid="0180effe" style:font-style-asian="normal" style:font-style-complex="normal"/>
    </style:style>
    <style:style style:name="T85" style:family="text">
      <style:text-properties fo:font-style="normal" officeooo:rsid="0182089f" style:font-style-asian="normal" style:font-style-complex="normal"/>
    </style:style>
    <style:style style:name="T86" style:family="text">
      <style:text-properties fo:font-style="normal" officeooo:rsid="0182e5fd" style:font-style-asian="normal" style:font-style-complex="normal"/>
    </style:style>
    <style:style style:name="T87" style:family="text">
      <style:text-properties fo:font-style="normal" officeooo:rsid="01857de3" style:font-style-asian="normal" style:font-style-complex="normal"/>
    </style:style>
    <style:style style:name="T88" style:family="text">
      <style:text-properties fo:font-style="normal" officeooo:rsid="018849f5" style:font-style-asian="normal" style:font-style-complex="normal"/>
    </style:style>
    <style:style style:name="T89" style:family="text">
      <style:text-properties fo:font-style="normal" officeooo:rsid="0189fcf2" style:font-style-asian="normal" style:font-style-complex="normal"/>
    </style:style>
    <style:style style:name="T90" style:family="text">
      <style:text-properties fo:font-style="normal" officeooo:rsid="018b7f16" style:font-style-asian="normal" style:font-style-complex="normal"/>
    </style:style>
    <style:style style:name="T91" style:family="text">
      <style:text-properties fo:font-style="normal" officeooo:rsid="018cab8a" style:font-style-asian="normal" style:font-style-complex="normal"/>
    </style:style>
    <style:style style:name="T92" style:family="text">
      <style:text-properties fo:font-style="normal" officeooo:rsid="018f95f4" style:font-style-asian="normal" style:font-style-complex="normal"/>
    </style:style>
    <style:style style:name="T93" style:family="text">
      <style:text-properties fo:font-style="normal" officeooo:rsid="0191854e" style:font-style-asian="normal" style:font-style-complex="normal"/>
    </style:style>
    <style:style style:name="T94" style:family="text">
      <style:text-properties fo:font-style="normal" officeooo:rsid="01931823" style:font-style-asian="normal" style:font-style-complex="normal"/>
    </style:style>
    <style:style style:name="T95" style:family="text">
      <style:text-properties fo:font-style="normal" officeooo:rsid="01942172" style:font-style-asian="normal" style:font-style-complex="normal"/>
    </style:style>
    <style:style style:name="T96" style:family="text">
      <style:text-properties fo:font-style="normal" officeooo:rsid="01972a09" style:font-style-asian="normal" style:font-style-complex="normal"/>
    </style:style>
    <style:style style:name="T97" style:family="text">
      <style:text-properties fo:font-style="normal" officeooo:rsid="019b273b" style:font-style-asian="normal" style:font-style-complex="normal"/>
    </style:style>
    <style:style style:name="T98" style:family="text">
      <style:text-properties fo:font-style="normal" officeooo:rsid="019bb683" style:font-style-asian="normal" style:font-style-complex="normal"/>
    </style:style>
    <style:style style:name="T99" style:family="text">
      <style:text-properties fo:font-style="normal" officeooo:rsid="019bf4ca" style:font-style-asian="normal" style:font-style-complex="normal"/>
    </style:style>
    <style:style style:name="T100" style:family="text">
      <style:text-properties fo:font-style="normal" officeooo:rsid="019d5dfb" style:font-style-asian="normal" style:font-style-complex="normal"/>
    </style:style>
    <style:style style:name="T101" style:family="text">
      <style:text-properties fo:font-style="normal" officeooo:rsid="019f4ba3" style:font-style-asian="normal" style:font-style-complex="normal"/>
    </style:style>
    <style:style style:name="T102" style:family="text">
      <style:text-properties fo:font-style="normal" officeooo:rsid="01a24f62" style:font-style-asian="normal" style:font-style-complex="normal"/>
    </style:style>
    <style:style style:name="T103" style:family="text">
      <style:text-properties fo:font-style="normal" officeooo:rsid="01a2560f" style:font-style-asian="normal" style:font-style-complex="normal"/>
    </style:style>
    <style:style style:name="T104" style:family="text">
      <style:text-properties fo:font-style="normal" officeooo:rsid="01a7b1c3" style:font-style-asian="normal" style:font-style-complex="normal"/>
    </style:style>
    <style:style style:name="T105" style:family="text">
      <style:text-properties fo:font-style="normal" officeooo:rsid="01a8d1a8" style:font-style-asian="normal" style:font-style-complex="normal"/>
    </style:style>
    <style:style style:name="T106" style:family="text">
      <style:text-properties fo:font-style="normal" officeooo:rsid="01aa7e38" style:font-style-asian="normal" style:font-style-complex="normal"/>
    </style:style>
    <style:style style:name="T107" style:family="text">
      <style:text-properties fo:font-style="normal" officeooo:rsid="01ab68fc" style:font-style-asian="normal" style:font-style-complex="normal"/>
    </style:style>
    <style:style style:name="T108" style:family="text">
      <style:text-properties fo:font-style="normal" officeooo:rsid="01aba40c" style:font-style-asian="normal" style:font-style-complex="normal"/>
    </style:style>
    <style:style style:name="T109" style:family="text">
      <style:text-properties fo:font-style="normal" officeooo:rsid="01adf83a" style:font-style-asian="normal" style:font-style-complex="normal"/>
    </style:style>
    <style:style style:name="T110" style:family="text">
      <style:text-properties fo:font-style="normal" officeooo:rsid="01af1163" style:font-style-asian="normal" style:font-style-complex="normal"/>
    </style:style>
    <style:style style:name="T111" style:family="text">
      <style:text-properties fo:font-style="normal" officeooo:rsid="01b10c97" style:font-style-asian="normal" style:font-style-complex="normal"/>
    </style:style>
    <style:style style:name="T112" style:family="text">
      <style:text-properties fo:font-style="normal" officeooo:rsid="01b9d500" style:font-style-asian="normal" style:font-style-complex="normal"/>
    </style:style>
    <style:style style:name="T113" style:family="text">
      <style:text-properties fo:font-style="normal" officeooo:rsid="021ce731" style:font-style-asian="normal" style:font-style-complex="normal"/>
    </style:style>
    <style:style style:name="T114" style:family="text">
      <style:text-properties fo:font-style="normal" officeooo:rsid="02461f26" style:font-style-asian="normal" style:font-style-complex="normal"/>
    </style:style>
    <style:style style:name="T115" style:family="text">
      <style:text-properties fo:font-style="normal" officeooo:rsid="0247261a" style:font-style-asian="normal" style:font-style-complex="normal"/>
    </style:style>
    <style:style style:name="T116" style:family="text">
      <style:text-properties fo:font-style="normal" officeooo:rsid="02483bf9" style:font-style-asian="normal" style:font-style-complex="normal"/>
    </style:style>
    <style:style style:name="T117" style:family="text">
      <style:text-properties fo:font-style="normal" officeooo:rsid="0254a685" style:font-style-asian="normal" style:font-style-complex="normal"/>
    </style:style>
    <style:style style:name="T118" style:family="text">
      <style:text-properties fo:font-style="normal" officeooo:rsid="0254effd" style:font-style-asian="normal" style:font-style-complex="normal"/>
    </style:style>
    <style:style style:name="T119" style:family="text">
      <style:text-properties fo:font-style="normal" officeooo:rsid="02557c4c" style:font-style-asian="normal" style:font-style-complex="normal"/>
    </style:style>
    <style:style style:name="T120" style:family="text">
      <style:text-properties fo:font-style="normal" officeooo:rsid="02572b4f" style:font-style-asian="normal" style:font-style-complex="normal"/>
    </style:style>
    <style:style style:name="T121" style:family="text">
      <style:text-properties fo:font-style="normal" officeooo:rsid="025863da" style:font-style-asian="normal" style:font-style-complex="normal"/>
    </style:style>
    <style:style style:name="T122" style:family="text">
      <style:text-properties fo:font-style="normal" officeooo:rsid="0259c914" style:font-style-asian="normal" style:font-style-complex="normal"/>
    </style:style>
    <style:style style:name="T123" style:family="text">
      <style:text-properties fo:font-style="normal" officeooo:rsid="025c3d3e" style:font-style-asian="normal" style:font-style-complex="normal"/>
    </style:style>
    <style:style style:name="T124" style:family="text">
      <style:text-properties fo:font-style="normal" officeooo:rsid="025ed250" style:font-style-asian="normal" style:font-style-complex="normal"/>
    </style:style>
    <style:style style:name="T125" style:family="text">
      <style:text-properties officeooo:rsid="006577e6"/>
    </style:style>
    <style:style style:name="T126" style:family="text">
      <style:text-properties officeooo:rsid="006aab38"/>
    </style:style>
    <style:style style:name="T127" style:family="text">
      <style:text-properties officeooo:rsid="006f6b4a"/>
    </style:style>
    <style:style style:name="T128" style:family="text">
      <style:text-properties officeooo:rsid="007bfb53"/>
    </style:style>
    <style:style style:name="T129" style:family="text">
      <style:text-properties officeooo:rsid="00930368"/>
    </style:style>
    <style:style style:name="T130" style:family="text">
      <style:text-properties officeooo:rsid="00a82784"/>
    </style:style>
    <style:style style:name="T131" style:family="text">
      <style:text-properties officeooo:rsid="00bbaae6"/>
    </style:style>
    <style:style style:name="T132" style:family="text">
      <style:text-properties officeooo:rsid="00bf579f"/>
    </style:style>
    <style:style style:name="T133" style:family="text">
      <style:text-properties officeooo:rsid="00c51332"/>
    </style:style>
    <style:style style:name="T134" style:family="text">
      <style:text-properties officeooo:rsid="00d60c33"/>
    </style:style>
    <style:style style:name="T135" style:family="text">
      <style:text-properties officeooo:rsid="00d9c972"/>
    </style:style>
    <style:style style:name="T136" style:family="text">
      <style:text-properties officeooo:rsid="00e06374"/>
    </style:style>
    <style:style style:name="T137" style:family="text">
      <style:text-properties officeooo:rsid="00ee8099"/>
    </style:style>
    <style:style style:name="T138" style:family="text">
      <style:text-properties officeooo:rsid="00f83e5a"/>
    </style:style>
    <style:style style:name="T139" style:family="text">
      <style:text-properties officeooo:rsid="00fbd1cb"/>
    </style:style>
    <style:style style:name="T140" style:family="text">
      <style:text-properties officeooo:rsid="00fd8d7c"/>
    </style:style>
    <style:style style:name="T141" style:family="text">
      <style:text-properties officeooo:rsid="011258d8"/>
    </style:style>
    <style:style style:name="T142" style:family="text">
      <style:text-properties officeooo:rsid="012031d7"/>
    </style:style>
    <style:style style:name="T143" style:family="text">
      <style:text-properties officeooo:rsid="0123d576"/>
    </style:style>
    <style:style style:name="T144" style:family="text">
      <style:text-properties officeooo:rsid="013bb772"/>
    </style:style>
    <style:style style:name="T145" style:family="text">
      <style:text-properties officeooo:rsid="014dc854"/>
    </style:style>
    <style:style style:name="T146" style:family="text">
      <style:text-properties officeooo:rsid="01627cb8"/>
    </style:style>
    <style:style style:name="T147" style:family="text">
      <style:text-properties officeooo:rsid="016a011c"/>
    </style:style>
    <style:style style:name="T148" style:family="text">
      <style:text-properties officeooo:rsid="01b4fc2a"/>
    </style:style>
    <style:style style:name="T149" style:family="text">
      <style:text-properties officeooo:rsid="01b9d500"/>
    </style:style>
    <style:style style:name="T150" style:family="text">
      <style:text-properties officeooo:rsid="01c1da3d"/>
    </style:style>
    <style:style style:name="T151" style:family="text">
      <style:text-properties officeooo:rsid="01c4e391"/>
    </style:style>
    <style:style style:name="T152" style:family="text">
      <style:text-properties officeooo:rsid="01c6e2c4"/>
    </style:style>
    <style:style style:name="T153" style:family="text">
      <style:text-properties officeooo:rsid="01cb6f95"/>
    </style:style>
    <style:style style:name="T154" style:family="text">
      <style:text-properties officeooo:rsid="01d06c72"/>
    </style:style>
    <style:style style:name="T155" style:family="text">
      <style:text-properties officeooo:rsid="01d6e4c9"/>
    </style:style>
    <style:style style:name="T156" style:family="text">
      <style:text-properties officeooo:rsid="01d91d78"/>
    </style:style>
    <style:style style:name="T157" style:family="text">
      <style:text-properties officeooo:rsid="01db0313"/>
    </style:style>
    <style:style style:name="T158" style:family="text">
      <style:text-properties officeooo:rsid="01e0152d"/>
    </style:style>
    <style:style style:name="T159" style:family="text">
      <style:text-properties officeooo:rsid="01e23b56"/>
    </style:style>
    <style:style style:name="T160" style:family="text">
      <style:text-properties officeooo:rsid="01e4fa68"/>
    </style:style>
    <style:style style:name="T161" style:family="text">
      <style:text-properties officeooo:rsid="01fc4ef6"/>
    </style:style>
    <style:style style:name="T162" style:family="text">
      <style:text-properties officeooo:rsid="0213c947"/>
    </style:style>
    <style:style style:name="T163" style:family="text">
      <style:text-properties officeooo:rsid="021481cd"/>
    </style:style>
    <style:style style:name="T164" style:family="text">
      <style:text-properties officeooo:rsid="02153a4c"/>
    </style:style>
    <style:style style:name="T165" style:family="text">
      <style:text-properties officeooo:rsid="02194fc7"/>
    </style:style>
    <style:style style:name="T166" style:family="text">
      <style:text-properties officeooo:rsid="021aa207"/>
    </style:style>
    <style:style style:name="T167" style:family="text">
      <style:text-properties officeooo:rsid="0220ffb4"/>
    </style:style>
    <style:style style:name="T168" style:family="text">
      <style:text-properties officeooo:rsid="0222d9c9"/>
    </style:style>
    <style:style style:name="T169" style:family="text">
      <style:text-properties officeooo:rsid="022f472b"/>
    </style:style>
    <style:style style:name="T170" style:family="text">
      <style:text-properties officeooo:rsid="02342154"/>
    </style:style>
    <style:style style:name="T171" style:family="text">
      <style:text-properties officeooo:rsid="0239255c"/>
    </style:style>
    <style:style style:name="T172" style:family="text">
      <style:text-properties officeooo:rsid="023a9752"/>
    </style:style>
    <style:style style:name="T173" style:family="text">
      <style:text-properties officeooo:rsid="023ad6b2"/>
    </style:style>
    <style:style style:name="T174" style:family="text">
      <style:text-properties officeooo:rsid="023c81f1"/>
    </style:style>
    <style:style style:name="T175" style:family="text">
      <style:text-properties officeooo:rsid="02426607"/>
    </style:style>
    <style:style style:name="T176" style:family="text">
      <style:text-properties officeooo:rsid="024bf473"/>
    </style:style>
    <style:style style:name="T177" style:family="text">
      <style:text-properties officeooo:rsid="0261d6c4"/>
    </style:style>
    <style:style style:name="T178" style:family="text">
      <style:text-properties officeooo:rsid="02672aeb"/>
    </style:style>
    <style:style style:name="T179" style:family="text">
      <style:text-properties officeooo:rsid="0267cba2"/>
    </style:style>
    <style:style style:name="T180" style:family="text">
      <style:text-properties officeooo:rsid="0268072f"/>
    </style:style>
    <style:style style:name="T181" style:family="text">
      <style:text-properties officeooo:rsid="026e10b8"/>
    </style:style>
    <style:style style:name="T182" style:family="text">
      <style:text-properties officeooo:rsid="027075c6"/>
    </style:style>
    <style:style style:name="T183" style:family="text">
      <style:text-properties officeooo:rsid="02731000"/>
    </style:style>
    <style:style style:name="T184" style:family="text">
      <style:text-properties officeooo:rsid="0274ffb3"/>
    </style:style>
    <style:style style:name="T185" style:family="text">
      <style:text-properties officeooo:rsid="0277efa8"/>
    </style:style>
    <style:style style:name="T186" style:family="text">
      <style:text-properties officeooo:rsid="027ea808"/>
    </style:style>
    <style:style style:name="T187" style:family="text">
      <style:text-properties officeooo:rsid="027f8996"/>
    </style:style>
    <style:style style:name="T188" style:family="text">
      <style:text-properties officeooo:rsid="028155fa"/>
    </style:style>
    <style:style style:name="T189" style:family="text">
      <style:text-properties officeooo:rsid="0284fcb7"/>
    </style:style>
    <style:style style:name="T190" style:family="text">
      <style:text-properties officeooo:rsid="02856ff5"/>
    </style:style>
    <style:style style:name="T191" style:family="text">
      <style:text-properties officeooo:rsid="028adb64"/>
    </style:style>
    <style:style style:name="T192" style:family="text">
      <style:text-properties officeooo:rsid="0290a28f"/>
    </style:style>
    <style:style style:name="T193" style:family="text">
      <style:text-properties officeooo:rsid="0295bdab"/>
    </style:style>
    <style:style style:name="T194" style:family="text">
      <style:text-properties officeooo:rsid="02a05431"/>
    </style:style>
    <style:style style:name="T195" style:family="text">
      <style:text-properties officeooo:rsid="02a823d5"/>
    </style:style>
    <style:style style:name="T196" style:family="text">
      <style:text-properties officeooo:rsid="02a98b4a"/>
    </style:style>
    <style:style style:name="T197" style:family="text">
      <style:text-properties officeooo:rsid="02bb87f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4"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 Android there is an increase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providing both static and dynamic analysis by means of integrating ANDROGUARD and an android sandbox.</text:span></text:p>
      <text:p text:style-name="P2"><text:tab/><text:span text:style-name="T3">The android sandbox, of the cited framework, is the engine providing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98"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 for smartphone manufacturers [6], <text:span text:style-name="T4">contributing in increasing its mobile OS market share up to 86% in the third quarter of 2016 [7]. One of the key components of Google's operating system is that it is easy for the developers to use the platform [6], as a consequence the increasing number of users is directly proportional to the increasing number of application programmers. This has led to 2.800.000 apps available and more than 65 billion cumulative downloads since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confirmation of this, a malware, named Judy, was discovered in circa 50 applications in the play store [5]. The apps containing the malicious code have been downloaded approximately 36 million times and have been responsible for generating fraudulent clicks to gain money from adverts. Another </text:span><text:soft-page-break/><text:span text:style-name="T5">example of a 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severity of the situation. Google, recently, developed a new system, dubbed Play Protect, actively scanning Android devices and new versions of apps uploaded to the play store to perform malware detection [4]. The system is brand new (May 2017), and aims at being a bigger security framework including safe browsing protection, and at locating and locking the device in case it has been lost. The scientific community, on the other hand, is aware of this situation since the early days of Android. Many tools have been developed for static and dynamic analysis. The first one is performed by analyzing the source code or the byte code of an application, the ANDROGUARD framework is an example of a tool performing this [12]. The second one,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performing both dynamic and static analysis with the integration of ANDROGUARD. TRACEDROID is a sandbox based on Android 2.3.4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7945436427622840712" text:style-name="L1">
        <text:list-item>
          <text:p text:style-name="P74">Chapter 2: explains the main concepts about android architecture useful at understanding the design and implementation of the system being ported.</text:p>
        </text:list-item>
        <text:list-item>
          <text:p text:style-name="P74">Chapter 3: <text:span text:style-name="T8">the TRACEDROID design is described in detail in a zoom in fashion.</text:span></text:p>
        </text:list-item>
        <text:list-item>
          <text:p text:style-name="P75">Chapter 4: the implementation notes and limitations are discussed.</text:p>
        </text:list-item>
        <text:list-item>
          <text:p text:style-name="P76">Chapter 5: <text:span text:style-name="T9">provides an evaluation of the system aimed at checking the increase of compatibility with android applications.</text:span></text:p>
        </text:list-item>
        <text:list-item>
          <text:p text:style-name="P77">Chapter 6: <text:span text:style-name="T10">describes future work related to android 7 for dynamic analysis and general concluding notes are considered.</text:span></text:p>
        </text:list-item>
      </text:list>
      <text:p text:style-name="P6"/>
      <text:h text:style-name="P99" text:outline-level="1"><text:soft-page-break/>Chapter 2</text:h>
      <text:h text:style-name="P105" text:outline-level="2">Background knowledge</text:h>
      <text:p text:style-name="P7"/>
      <text:p text:style-name="P8">TRACEDROID sandbox enables profiling of android applications by modifying the <text:span text:style-name="T127">D</text:span>alvik <text:span text:style-name="T127">VM </text:span>of <text:span text:style-name="T162">A</text:span>ndroid [1]. It is important, hence, to understand how <text:span text:style-name="T163">A</text:span>ndroid works, <text:span text:style-name="T164">how </text:span>its system architecture <text:span text:style-name="T164">is designed </text:span>and especially how the <text:span text:style-name="T11">virtual machine running the applications is structured. This section contains a brief overview of the whole architecture and a detailed explanation of the runtime core, namely the DVM.</text:span></text:p>
      <text:p text:style-name="P8"/>
      <text:h text:style-name="P112" text:outline-level="3">Android System Architecture</text:h>
      <text:p text:style-name="P9"/>
      <text:p text:style-name="P11">The <text:span text:style-name="T125">5 </text:span>layers that compose <text:span text:style-name="T12">Android</text:span> at the software level are shown in figure 2.1. <text:span text:style-name="T165">Below is a brief overview of the Android system architecture [13]:</text:span></text:p>
      <text:list xml:id="list666591026702453105" text:style-name="L2">
        <text:list-item>
          <text:p text:style-name="P78"><text:span text:style-name="T166">The bottom layer is the </text:span><text:span text:style-name="T14">Linux kernel</text:span><text:span text:style-name="T47">, </text:span><text:span text:style-name="T48">a slightly modified version of the standard one. </text:span><text:span text:style-name="T49">The </text:span><text:span text:style-name="T50">improvements</text:span><text:span text:style-name="T49"> are aimed at adapting </text:span><text:span text:style-name="T50">the </text:span><text:span text:style-name="T51">kernel</text:span><text:span text:style-name="T49"> to the hardware constraints of the mobile devices. </text:span></text:p>
        </text:list-item>
        <text:list-item>
          <text:p text:style-name="P79">The libraries layer is a set of C/C++ essential C libraries rewritten to support ARM architecture. These libraries are accessible from the application framework. </text:p>
        </text:list-item>
        <text:list-item>
          <text:p text:style-name="P78"><text:span text:style-name="T52">The runtime is based on the dalvik virtual machine, with its specific libraries, and a collection of core libraries, </text:span><text:span text:style-name="T53">specifically </text:span><text:span text:style-name="T52">the interoperability libraries of the Java programming language. </text:span><text:span text:style-name="T56">Since version 4.4 (cod</text:span><text:span text:style-name="T59">e</text:span><text:span text:style-name="T56">name Kitkat) it is written in C++.</text:span><text:span text:style-name="T52"> </text:span></text:p>
        </text:list-item>
        <text:list-item>
          <text:p text:style-name="P78"><text:span text:style-name="T54">The </text:span><text:span text:style-name="T55">Application Framework, </text:span><text:span text:style-name="T57">written in Java and interpreted by the DVM,</text:span><text:span text:style-name="T55">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78"><text:span text:style-name="T56">The last and higher layer is the Applications layer. </text:span><text:span text:style-name="T57">Applications are built on top of the Applications Framework and provide the interfaces end users interact with. </text:span><text:span text:style-name="T58">Most of the apps are written in Java but developers are also free to </text:span><text:span text:style-name="T113">integrate it</text:span><text:span text:style-name="T58"> with native code for different purposes (e.g. games that extensively use GPU).</text:span></text:p>
        </text:list-item>
      </text:list>
      <text:p text:style-name="P10"/>
      <text:h text:style-name="P113" text:outline-level="3"><text:span text:style-name="T58">T</text:span><text:span text:style-name="T46">he Dalvik Virtual Machine</text:span></text:h>
      <text:p text:style-name="P12"/>
      <text:p text:style-name="P13"><text:soft-page-break/>Google decided to adopt Java as the programming language to write Android applications due to its popularity and pervasive nature. <text:span text:style-name="T126">The Java bytecode, produced by the language, is interpreted and executed by a virtual machine. A Java mobile ecosystem already existed, named JME, but because of its fragmentation Google has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text:span text:style-name="T167">battery-</text:span>powered. The runtime core, nevertheless, is based on modern OS principles and process isolation is granted by having each application running in its own instance of the DVM. This, furthermore, improves also security by virtue of the <text:span text:style-name="T168">virtual machine</text:span> sandboxed <text:span text:style-name="T168">nature</text:span>. </text:p>
      <text:p text:style-name="P13"><text:tab/><text:span text:style-name="T128">Android OS developers, at the bytecode level, performed also an optimization by adopting a different format with the primary goal of preserving memory. The new format, called DEX (Dalvik Executable) bytecode, differs from the standard bytecode since Java .class files, obtained after compiling the sources, are converted into a single .dex file using the 'dx' utility. On one hand the standard .class files have their private heterogeneous constant pool for storing different types of constants, on the other the .dex files have different type specific constant pools shared among all the classes of the same program. This constant part accounts for a big part of the Java class files, circa 61%. Space is, hence, saved by having extra pointers referring to the same constants in the shared constant pools.</text:span></text:p>
      <text:p text:style-name="P13"><text:tab/><text:span text:style-name="T129">One of the fundamental components of the DVM is the Zygote process. This special VM process is started at boot and is the parent of all the future spawned VM. Once started, it initializes the core libraries and listens for the request of a new application. In this case the fork() command is called and a new VM instance is started. Forking a VM allows to share the core libraries and minimize the startup time. Each Application,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text:span text:style-name="T169">in contrast</text:span>, that is based on registers, lacks code density (circa 25% larger source code) but increases the overall performance <text:span text:style-name="T169">by about</text:span> 32%. Having in mind all the hardware constraints of the devices the Android OS is designed for, this is an acceptable compromise.</text:p>
      <text:p text:style-name="P15"/>
      <text:h text:style-name="P100" text:outline-level="1">Chapter 3</text:h>
      <text:h text:style-name="P106" text:outline-level="2">Design</text:h>
      <text:p text:style-name="P17"/>
      <text:p text:style-name="P18"><text:soft-page-break/>The TR<text:span text:style-name="T181">A</text:span>CEDROID sandbox is the core of the dynamic analysis provided by the TAP framework [1]. <text:span text:style-name="T130">We present, in this section, the aim of this modified Android OS and its main design points. This overview is fundamental in understanding both how the program works and how the porting process, discussed in the next chapter, has been achieved.</text:span></text:p>
      <text:p text:style-name="P18"/>
      <text:h text:style-name="P114" text:outline-level="3">What to collect</text:h>
      <text:p text:style-name="P19"/>
      <text:p text:style-name="P20">The main goal of the sandbox is to perform dynamic analysis of Android application <text:span text:style-name="T170">and</text:span> to provide extensive and relevant traces of an executed application. <text:span text:style-name="T131">The output should provide an overview of the app behavior and its control flows. Cyber security experts can, afterwords, analyze the obtained results to understand whether the analyzed code is malicious and, hence, be classified as malware.</text:span></text:p>
      <text:p text:style-name="P20"><text:tab/><text:span text:style-name="T132">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method's class descriptor, the type and value of parameters and returning values and the timestamps of the computations. </text:span></text:p>
      <text:p text:style-name="P20"/>
      <text:h text:style-name="P115" text:outline-level="3">Specifications</text:h>
      <text:p text:style-name="P21"/>
      <text:p text:style-name="P22">TRACEDROID aims at extending the already default Android profiling <text:span text:style-name="T171">feature</text:span> in giving more accurate and precise information about methods execution and process flow. <text:span text:style-name="T133">The traces should be as close as possible to the Java source code of the .dex files running in the DVM. The following are the main requirements that the dynamic analysis program should implement:</text:span></text:p>
      <text:list xml:id="list4319442640089639756" text:style-name="L3">
        <text:list-item>
          <text:p text:style-name="P80">A common interface that specifies which app should be <text:span text:style-name="T172">analyzed</text:span> at runtime.</text:p>
        </text:list-item>
        <text:list-item>
          <text:p text:style-name="P81">A common interface to store the output in files which are named in such a way to understand the process and the thread the traces are generated from.</text:p>
        </text:list-item>
        <text:list-item>
          <text:p text:style-name="P82">Providing full automation through its interfaces in order to be plugged in a bigger framework <text:span text:style-name="T173">such </text:span>as TAP.</text:p>
        </text:list-item>
        <text:list-item>
          <text:p text:style-name="P82">The traces should consist of the following:</text:p>
          <text:list>
            <text:list-item>
              <text:p text:style-name="P82">Timestamps of when each computation takes place</text:p>
            </text:list-item>
            <text:list-item>
              <text:p text:style-name="P83">Called method name.</text:p>
            </text:list-item>
            <text:list-item>
              <text:p text:style-name="P82"><text:soft-page-break/>Called method <text:span text:style-name="T174">class descriptor</text:span>.</text:p>
            </text:list-item>
            <text:list-item>
              <text:p text:style-name="P84">Called method return type and modifiers</text:p>
            </text:list-item>
            <text:list-item>
              <text:p text:style-name="P82">Values and types of the parameters and return values.</text:p>
            </text:list-item>
            <text:list-item>
              <text:p text:style-name="P85">Thrown exceptions unwinding.</text:p>
            </text:list-item>
            <text:list-item>
              <text:p text:style-name="P85">Indentation of the calls in order to make it easier to understand the results.</text:p>
            </text:list-item>
          </text:list>
        </text:list-item>
      </text:list>
      <text:p text:style-name="P23"/>
      <text:h text:style-name="P116" text:outline-level="3">Interact with TRACEDROID</text:h>
      <text:p text:style-name="P24"/>
      <text:p text:style-name="P25">In this section we describe how a user, or a program, should be able to interact with the TRACEDROID image in order to obtain traces of a running <text:span text:style-name="T135">app</text:span>. <text:span text:style-name="T134">First the Android SDK needs to be installed on the machine where we want to run the sandbox. After installation an Android Virtual Device (AVD) has to be created: it will work as a container with all the properties necessary for an Android system image, in this case the custom TRACEDROID one, to be emulated. We can then start the emulator and interact with the modified Android sandbox via the adb (Android Debug Bridge) command line interface.</text:span></text:p>
      <text:p text:style-name="P26"><text:tab/><text:span text:style-name="T136">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1"><text:tab/>The user, or the program that uses the dynamic analysis sandbox, locates the unique identifier (uid) of the application that wants to profile and writes it into a file, named uid, that pushes to the sdcard/ of the AVD via adb. The actor, after this, cho<text:span text:style-name="T175">o</text:span>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137">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5">Init</text:span><text:span text:style-name="T137">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6477931876858280631" text:style-name="L4">
        <text:list-item>
          <text:p text:style-name="P86">The uid is the same: <text:span text:style-name="T138">the activity is initiated and the modified </text:span><text:span text:style-name="T16">Profile</text:span><text:span text:style-name="T138"> class is activated to filter all the calls made by the process. The traces are then written to files under /sdcard/ . When the activity finishes the VM returns, without killing the process, and the user can pull the dynamic </text:span><text:soft-page-break/><text:span text:style-name="T138">analysis results from the /sdcard/ via adb. </text:span></text:p>
        </text:list-item>
        <text:list-item>
          <text:p text:style-name="P87">The uid is not the same: <text:span text:style-name="T139">the activity is initiated but the </text:span><text:span text:style-name="T17">Profile </text:span><text:span text:style-name="T139">class is not activated since the user did not specify to trace this process. In this case the new VM completes the requested activity and returns to the AM once it finishes. </text:span></text:p>
        </text:list-item>
      </text:list>
      <text:p text:style-name="P27"/>
      <text:p text:style-name="P27"><text:tab/><text:span text:style-name="T140">This design respects the requirements points specified in the previous section. The described sequence provides both a common interface for tracing an app (the </text:span><text:span text:style-name="T18">push uid /sdcard/</text:span><text:span text:style-name="T140">) and for obtaining the dynamic analysis results (the pull /sdcard/treaces*). The system, furthermore, allows for full automation using the adb command line tool.</text:span></text:p>
      <text:p text:style-name="P28"/>
      <text:h text:style-name="P101" text:outline-level="1">Chapter 4</text:h>
      <text:h text:style-name="P107" text:outline-level="2">Implementation</text:h>
      <text:p text:style-name="P29"/>
      <text:p text:style-name="P30">In this chapter we discuss the implementation of the porting process: updating TRACEDROID from Android version 2.3.<text:span text:style-name="T142">4</text:span> (codename Ginger<text:span text:style-name="T142">b</text:span>read) to Android version 4.4 (codename KitKat). <text:span text:style-name="T141">The whole process is reproducible, the technical guides and sources can be found on the Github page of the project [15]. </text:span></text:p>
      <text:h text:style-name="P108" text:outline-level="2">Porting process</text:h>
      <text:h text:style-name="P117" text:outline-level="3"/>
      <text:h text:style-name="P117" text:outline-level="3">Target version</text:h>
      <text:p text:style-name="P33">The original version of the sandbox is based on Android 2.3.<text:span text:style-name="T143">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19">manifest</text:span><text:span text:style-name="T60"> </text:span><text:span text:style-name="T143">file an integer value called </text:span><text:span text:style-name="T19">minSdkVersion</text:span><text:span text:style-name="T60"> </text:span><text:span text:style-name="T61">which expresses the minimum api level required to run the </text:span><text:span text:style-name="T62">application </text:span><text:span text:style-name="T63">[17]</text:span><text:span text:style-name="T62">. </text:span><text:span text:style-name="T64">Developers, as a consequence, are not interested in </text:span><text:span text:style-name="T114">creating</text:span><text:span text:style-name="T64"> apps compatible with an Android version which has just a 0.8% of market share. </text:span><text:span text:style-name="T65">Th</text:span><text:span text:style-name="T115">e</text:span><text:span text:style-name="T65"> TRACEDROID compatibility rate, </text:span><text:span text:style-name="T115">as a consequence,</text:span><text:span text:style-name="T65"> decrease</text:span><text:span text:style-name="T115">s</text:span><text:span text:style-name="T65"> drastically.</text:span></text:p>
      <text:p text:style-name="P34"><text:span text:style-name="T65"><text:tab/></text:span><text:span text:style-name="T66">We, hence, decided to port the system to an higher Android version to increase the compatibility rate with applications to be dynamically analyzed. </text:span><text:span text:style-name="T67">We have chosen Android KitKat as the target version (Android 4.4, api level 19) for two main reasons. The first one is that this version </text:span><text:span text:style-name="T69">is the last one </text:span><text:span text:style-name="T67">still </text:span><text:span text:style-name="T116">using</text:span><text:span text:style-name="T67"> the Dalvik Virtual Machine as default runtime environment. </text:span><text:span text:style-name="T68">In KitKat the VM is now </text:span><text:soft-page-break/><text:span text:style-name="T68">implemented in C++ instead of C but the file structure and the functions provided are similar, making the porting process smoother. </text:span><text:span text:style-name="T69">The second reason is that </text:span><text:span text:style-name="T70">the market share of this platform is a high 18.1% and it </text:span><text:span text:style-name="T71">is</text:span><text:span text:style-name="T70"> the third most used android version. </text:span><text:span text:style-name="T72">Developers, being aware of the data, are interested in supporting this major version and hence most applications will have at least version 19 or lower as <text:s/></text:span><text:span text:style-name="T19">minSdkVersion</text:span><text:span text:style-name="T60"> </text:span><text:span text:style-name="T72">in their manifest file.</text:span></text:p>
      <text:p text:style-name="P34"/>
      <text:h text:style-name="P118" text:outline-level="3"><text:span text:style-name="T73">Porting</text:span><text:span text:style-name="T46"> tools</text:span></text:h>
      <text:p text:style-name="P35">The first step into porting TRACEDROID was to setup a build environment to download the Android source tree from Google git repositor<text:span text:style-name="T176">y</text:span> and to compile it to obtain a default system image. <text:span text:style-name="T144">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Android source code and successfully compiled it after solving the dependencies issues causing compilation errors. The technical details regarding the dependencies installed in the docker container for compiling both Gingerbread and KitKat can be found in the Github repository of the project [15].</text:span></text:p>
      <text:p text:style-name="P36"><text:tab/><text:span text:style-name="T145">We needed to install also the Android SDK tools to be able to emulate an Android system image. We performed this by installing Android studio and the required dependencies in our client Linux machine, in the specific “debian 3.16.0-4-amd64” [20]. The SDK tools allow us to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32"/>
      <text:h text:style-name="P119" text:outline-level="3">Porting workflow</text:h>
      <text:p text:style-name="P37">TRACEDROID [1] performs the tracing by modifying the behavior of the virtual machine containing the application that we want to analyze dynamically. <text:span text:style-name="T146">The changes, hence, involve the files under the </text:span><text:span text:style-name="T20">dalvik/vm/</text:span><text:span text:style-name="T146"> folder in the Android source code. The first stage in the porting process was to understand the difference between the original TRACEDROID </text:span><text:span text:style-name="T20">dalvik/vm/</text:span><text:span text:style-name="T146"> files and the original ones of Android 2.3.4, the Android version on which it is based. We used the diff command recursively between the two folders to keep track of all the differences at the source code level. </text:span></text:p>
      <text:p text:style-name="P38"><text:tab/>The second stage was to port the changes step by step to the <text:span text:style-name="T13">dalvik/vm/</text:span> source files of Android 4.4. <text:span text:style-name="T147">The modifications were ported together with the addition of debugging messages to the Android logs via the ALOGD macro. After performing every step in the porting process we pushed the implemented files to the docker image responsible of building the sources. We compiled the </text:span><text:span text:style-name="T21">dalvik/vm/</text:span><text:span text:style-name="T147"> module with the </text:span><text:span text:style-name="T21">mm</text:span><text:span text:style-name="T147"> <text:s/>utility and then linked it to the other modules with a </text:span><text:span text:style-name="T21">make</text:span><text:span text:style-name="T147"> at the root of the Android source tree. After the compilation was terminated we pulled the </text:span><text:span text:style-name="T74">generated system image from </text:span><text:soft-page-break/><text:span text:style-name="T74">the container and we emulated it. We started </text:span><text:span text:style-name="T75">some activities to trigger TRACEDROID and analyzed the logs after it was terminated. </text:span><text:span text:style-name="T76">In the case there were no compile or runtime errors and the system was behaving as </text:span><text:span text:style-name="T117">e</text:span><text:span text:style-name="T120">x</text:span><text:span text:style-name="T117">pected</text:span><text:span text:style-name="T76"> the next modifications could be applied otherwise we rolled back to the applied changes and performed bug tracking and bug fixing. </text:span><text:span text:style-name="T77">The diagram showing the workflow of the porting process can be seen in figure 4.1.</text:span></text:p>
      <text:p text:style-name="P38"/>
      <text:h text:style-name="P120" text:outline-level="3">Porting steps</text:h>
      <text:p text:style-name="P39"><text:span text:style-name="T46">We explain in this section the incremental steps taken to perform the porting process. </text:span><text:span text:style-name="T78">We describe them in a chronological order as follows:</text:span></text:p>
      <text:list xml:id="list4588954034922863627" text:style-name="L5">
        <text:list-item>
          <text:p text:style-name="P88"><text:span text:style-name="T46">Enabling tracing for a specified app: </text:span><text:span text:style-name="T79">we added to the file </text:span><text:span text:style-name="T22">Globals.h</text:span><text:span text:style-name="T79"> the variables to deal with the common interface to specify which app to track by adding the uid file containing the uid of the application to </text:span><text:span text:style-name="T118">be </text:span><text:span text:style-name="T79">dynamically analyz</text:span><text:span text:style-name="T118">ed</text:span><text:span text:style-name="T79">. </text:span><text:span text:style-name="T80">We modified the </text:span><text:span text:style-name="T23">Init.cpp</text:span><text:span text:style-name="T80"> file to implement the functionality of reading the /sdcard/uid file and start the tracing in case an app with that </text:span><text:span text:style-name="T119">unique identifier</text:span><text:span text:style-name="T80"> is launched. </text:span></text:p>
        </text:list-item>
        <text:list-item>
          <text:p text:style-name="P89"><text:span text:style-name="T80">E</text:span><text:span text:style-name="T46">ntering method, exiting method and exception throwing </text:span><text:span text:style-name="T110">capturing</text:span><text:span text:style-name="T46">: </text:span><text:span text:style-name="T24">dvmMethodTraceAdd()</text:span><text:span text:style-name="T81"> is the method in </text:span><text:span text:style-name="T24">Profile.cpp</text:span><text:span text:style-name="T81"> responsible for intercepting the calls to enter or exit a method and also the thrown exceptions. </text:span><text:span text:style-name="T82">Every time this method is called, the action integer-type parameter holds one of the three values, </text:span><text:span text:style-name="T121">defined</text:span><text:span text:style-name="T82"> by three different macros, specifying what kind of call </text:span><text:span text:style-name="T122">is caught</text:span><text:span text:style-name="T83">.</text:span><text:span text:style-name="T82"> </text:span><text:span text:style-name="T84">In this step we added to </text:span><text:span text:style-name="T26">Profile.cpp</text:span><text:span text:style-name="T84"> the code to analyze this value and, depending on that to call, a method to handle the case. </text:span><text:span text:style-name="T85">The three methods to work with the three different </text:span><text:span text:style-name="T86">possibilities</text:span><text:span text:style-name="T85"> were also added, namely </text:span><text:span text:style-name="T25">handle_method</text:span><text:span text:style-name="T85">, </text:span><text:span text:style-name="T25">handle_return</text:span><text:span text:style-name="T85"> and </text:span><text:span text:style-name="T25">handle_throws</text:span><text:span text:style-name="T85">. </text:span></text:p>
        </text:list-item>
        <text:list-item>
          <text:p text:style-name="P90"><text:span text:style-name="T85">G</text:span><text:span text:style-name="T46">etting method indentation and timestamps: </text:span><text:span text:style-name="T87">in this phase we added the integer-type depth variable to the </text:span><text:span text:style-name="T27">Thread.h</text:span><text:span text:style-name="T87"> header to hold the indentation level. This value is increased before calling </text:span><text:span text:style-name="T27">handle_method</text:span><text:span text:style-name="T87"> and decreased before calling either </text:span><text:span text:style-name="T27">handle_return</text:span><text:span text:style-name="T87"> or </text:span><text:span text:style-name="T27">handle_throws</text:span><text:span text:style-name="T87">. </text:span><text:span text:style-name="T88">The </text:span><text:span text:style-name="T28">getWhitespace()</text:span><text:span text:style-name="T88"> method was then ported and the calls to this method added in the three handle ones in order to print correctly the indentation level and the timestamps of each method entered, or returned or an exception thrown.</text:span></text:p>
        </text:list-item>
        <text:list-item>
          <text:p text:style-name="P91"><text:span text:style-name="T111">Getting method modifiers, return type and class descriptor</text:span><text:span text:style-name="T46">: </text:span><text:span text:style-name="T89">the functions to get the called method modifiers calculated by </text:span><text:span text:style-name="T29">getModifiers()</text:span><text:span text:style-name="T89">, the return type and the class descriptor, both computed by </text:span><text:span text:style-name="T29">convertDescriptor()</text:span><text:span text:style-name="T89">, </text:span><text:span text:style-name="T90">were ported at this stage. </text:span><text:span text:style-name="T91">The calls to these function were added to </text:span><text:span text:style-name="T30">handle_method</text:span><text:span text:style-name="T91">.</text:span></text:p>
        </text:list-item>
        <text:list-item>
          <text:p text:style-name="P92"><text:span text:style-name="T91">R</text:span><text:span text:style-name="T46">etrieving parameters types and values: </text:span><text:span text:style-name="T97">f</text:span><text:span text:style-name="T92">irst the </text:span><text:span text:style-name="T31">parameterToString()</text:span><text:span text:style-name="T92"> </text:span><text:span text:style-name="T94">method was</text:span><text:span text:style-name="T92"> ported to get a string representation of a parameter containing both its type and its value. Second the </text:span><text:span text:style-name="T31">getParameters()</text:span><text:span text:style-name="T92"> one that iteratively computes the string representations of all the parameters </text:span><text:span text:style-name="T93">by calling the previously described method</text:span><text:span text:style-name="T92"> and returns an array containing the string representations of all the parameters. </text:span><text:span text:style-name="T94">Last the </text:span><text:span text:style-name="T32">getParameterString()</text:span><text:span text:style-name="T94"> function is implemented. It gives a string representation of the array computed by </text:span><text:span text:style-name="T32">getParameters()</text:span><text:span text:style-name="T94">. </text:span><text:span text:style-name="T95">The calls to these </text:span><text:soft-page-break/><text:span text:style-name="T95">computational procedures were then added to </text:span><text:span text:style-name="T33">handle_method</text:span><text:span text:style-name="T95"> </text:span><text:span text:style-name="T96">with an additional check to call them only in the case there are parameters to be computed.</text:span></text:p>
        </text:list-item>
        <text:list-item>
          <text:p text:style-name="P93"><text:span text:style-name="T46">Retrieving exceptions and return value: </text:span><text:span text:style-name="T98">to compute the string representation of a thrown exception or a returning value we first needed to modify the header declaration </text:span><text:span text:style-name="T100">(</text:span><text:span text:style-name="T35">Profile.h</text:span><text:span text:style-name="T100">) </text:span><text:span text:style-name="T98">regarding </text:span><text:span text:style-name="T34">dvmMethodTraceAdd()</text:span><text:span text:style-name="T98"> and the two macros responsible of calling this method in case of exception or returning method, respectively </text:span><text:span text:style-name="T34">TRACE_METHOD_UNROLL</text:span><text:span text:style-name="T98"> and </text:span><text:span text:style-name="T34">TRACE_METHOD_EXIT</text:span><text:span text:style-name="T98">. </text:span><text:span text:style-name="T99">The modification was implemented by adding an extra value to hold either the thrown exception or the returning value. </text:span><text:span text:style-name="T101">The</text:span><text:span text:style-name="T100"> new parameter was also added to </text:span><text:span text:style-name="T35">handle_return</text:span><text:span text:style-name="T100"> and </text:span><text:span text:style-name="T35">handle_throws</text:span><text:span text:style-name="T100">. </text:span><text:span text:style-name="T102">The returning value or the exception risen were added in the files were the macros to unroll or exit a method were present. </text:span><text:span text:style-name="T103">We added, as a last step, in handle_return and handle_throws respectively </text:span><text:span text:style-name="T36">parameterToString()</text:span><text:span text:style-name="T103"> and </text:span><text:span text:style-name="T36">convertDescriptor()</text:span><text:span text:style-name="T103"> functions to get a string representation of the returning value and the exception.</text:span></text:p>
        </text:list-item>
        <text:list-item>
          <text:p text:style-name="P94"><text:span text:style-name="T103">P</text:span><text:span text:style-name="T46">rinting the traces to </text:span><text:span text:style-name="T13">/sdcard/</text:span><text:span text:style-name="T46"> : </text:span><text:span text:style-name="T104">First the file pointer to the printing file </text:span><text:span text:style-name="T107">and the lock to perform the writing</text:span><text:span text:style-name="T104"> </text:span><text:span text:style-name="T107">were</text:span><text:span text:style-name="T104"> </text:span><text:span text:style-name="T105">added</text:span><text:span text:style-name="T104"> </text:span><text:span text:style-name="T123">to</text:span><text:span text:style-name="T104"> </text:span><text:span text:style-name="T37">Thread.h</text:span><text:span text:style-name="T104">. </text:span><text:span text:style-name="T106">The </text:span><text:span text:style-name="T38">prep_log()</text:span><text:span text:style-name="T106"> function was implemented in </text:span><text:span text:style-name="T38">Profile.cpp</text:span><text:span text:style-name="T106"> in order to </text:span><text:span text:style-name="T108">create</text:span><text:span text:style-name="T106"> the traces in files that follows the format </text:span><text:span text:style-name="T38">dump.Proces</text:span><text:span text:style-name="T44">s</text:span><text:span text:style-name="T38">ID.ThreadID.</text:span><text:span text:style-name="T106"> </text:span><text:span text:style-name="T108">The</text:span><text:span text:style-name="T38"> </text:span><text:span text:style-name="T39">ALOGD_TRACE </text:span><text:span text:style-name="T108">macro was declared in the </text:span><text:span text:style-name="T39">Profile.h</text:span><text:span text:style-name="T108"> header to actually print the retrieved values to </text:span><text:span text:style-name="T124">the appropriate </text:span><text:span text:style-name="T108">dump file. </text:span><text:span text:style-name="T109">The last step was to add this macro to the three handle methods functions to print the values calculated by the previously ported functions. </text:span></text:p>
        </text:list-item>
      </text:list>
      <text:p text:style-name="P40"/>
      <text:h text:style-name="Heading_20_2" text:outline-level="2">Limitations of the porting: what has been ported and what not</text:h>
      <text:p text:style-name="P41"><text:span text:style-name="T177">F</text:span>eatures and limitations of our implementation <text:span text:style-name="T177">are discussed in this section</text:span>. <text:span text:style-name="T148">Most of the original code concerning TRACEDROID based on android 2.3.4 has been successfully adapted to the sources of android 4.4. There are, however, some functionalities that could not be ported due to bugs or unexpected behavior. We give in table 4.2 a comprehensive list of the main features of the system with a brief explanation of their functionalities, in which file they are implemented and their porting status. The shorthand 'P' for ported, 'NP' for not ported and 'T' for testing is used.</text:span></text:p>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6">Features</text:p>
          </table:table-cell>
          <table:table-cell table:style-name="Table1.A1" office:value-type="string">
            <text:p text:style-name="P51">File</text:p>
          </table:table-cell>
          <table:table-cell table:style-name="Table1.A1" office:value-type="string">
            <text:p text:style-name="P51">Status</text:p>
          </table:table-cell>
          <table:table-cell table:style-name="Table1.D1" office:value-type="string">
            <text:p text:style-name="P51">Description</text:p>
          </table:table-cell>
        </table:table-row>
        <table:table-row>
          <table:table-cell table:style-name="Table1.A2" office:value-type="string">
            <text:p text:style-name="P51">uid interface</text:p>
          </table:table-cell>
          <table:table-cell table:style-name="Table1.A2" office:value-type="string">
            <text:p text:style-name="P51">Init.cpp</text:p>
          </table:table-cell>
          <table:table-cell table:style-name="Table1.A2" office:value-type="string">
            <text:p text:style-name="P51">P</text:p>
          </table:table-cell>
          <table:table-cell table:style-name="Table1.D2" office:value-type="string">
            <text:p text:style-name="P51"><text:span text:style-name="T178">A</text:span>llows to trace a specified app by storing its uid in the /sdcard/uid file</text:p>
          </table:table-cell>
        </table:table-row>
        <table:table-row>
          <table:table-cell table:style-name="Table1.A2" office:value-type="string">
            <text:p text:style-name="P51">Distinguish between method enter, exit and exception throwing</text:p>
          </table:table-cell>
          <table:table-cell table:style-name="Table1.A2" office:value-type="string">
            <text:p text:style-name="P51">Profile.cpp</text:p>
          </table:table-cell>
          <table:table-cell table:style-name="Table1.A2" office:value-type="string">
            <text:p text:style-name="P51">P</text:p>
          </table:table-cell>
          <table:table-cell table:style-name="Table1.D2" office:value-type="string">
            <text:p text:style-name="P51"><text:span text:style-name="T179">M</text:span>akes <text:span text:style-name="T179">it </text:span>possible to produce different traces based on whether a method entrance, a method exit or an exception is throw <text:span text:style-name="T180">is being profiled</text:span>. <text:span text:style-name="T149">d</text:span><text:span text:style-name="T40">vmMethodTraceAdd()</text:span><text:span text:style-name="T112"> detects the type of action and calls a method to handle it. The three methods that can be called are </text:span><text:span text:style-name="T40">handle_method</text:span><text:span text:style-name="T112">, </text:span><text:span text:style-name="T40">handle_return</text:span><text:span text:style-name="T112">, </text:span><text:span text:style-name="T40">handle_throws</text:span><text:span text:style-name="T112">. </text:span></text:p>
          </table:table-cell>
        </table:table-row>
        <text:soft-page-break/>
        <table:table-row>
          <table:table-cell table:style-name="Table1.A2" office:value-type="string">
            <text:p text:style-name="P61"><text:span text:style-name="T151">Tracing</text:span> return values when profiling a method exit. </text:p>
          </table:table-cell>
          <table:table-cell table:style-name="Table1.A2" office:value-type="string">
            <text:p text:style-name="P62">Profile.h</text:p>
          </table:table-cell>
          <table:table-cell table:style-name="Table1.A2" office:value-type="string">
            <text:p text:style-name="P63">P</text:p>
          </table:table-cell>
          <table:table-cell table:style-name="Table1.D2" office:value-type="string">
            <text:p text:style-name="P62">The <text:span text:style-name="T13">TRACE_METHOD_EXIT</text:span> macro declaration is augmented to hold the returning value of a method. <text:span text:style-name="T152">The value is passed as a parameter from the calls to this macro present in the files under </text:span><text:span text:style-name="T42">dalvik/vm/</text:span><text:span text:style-name="T152">.</text:span></text:p>
          </table:table-cell>
        </table:table-row>
        <table:table-row>
          <table:table-cell table:style-name="Table1.A2" office:value-type="string">
            <text:p text:style-name="P64">Tracing exceptions when a thrown statement is <text:span text:style-name="T153">caught</text:span></text:p>
          </table:table-cell>
          <table:table-cell table:style-name="Table1.A2" office:value-type="string">
            <text:p text:style-name="P64">Profile.h</text:p>
          </table:table-cell>
          <table:table-cell table:style-name="Table1.A2" office:value-type="string">
            <text:p text:style-name="P64">P</text:p>
          </table:table-cell>
          <table:table-cell table:style-name="Table1.D2" office:value-type="string">
            <text:p text:style-name="P64">The <text:span text:style-name="T13">TRACE_METHOD_UNROLL </text:span>macro declaration is augmented to hold the thrown exception of a method. The value is passed as a parameter from the <text:span text:style-name="T13">Exception.cpp</text:span> file.</text:p>
          </table:table-cell>
        </table:table-row>
        <table:table-row>
          <table:table-cell table:style-name="Table1.A2" office:value-type="string">
            <text:p text:style-name="P52">Compute method calls' timestamps and indentation.</text:p>
          </table:table-cell>
          <table:table-cell table:style-name="Table1.A2" office:value-type="string">
            <text:p text:style-name="P53">Profile.cpp</text:p>
          </table:table-cell>
          <table:table-cell table:style-name="Table1.A2" office:value-type="string">
            <text:p text:style-name="P53">P</text:p>
          </table:table-cell>
          <table:table-cell table:style-name="Table1.D2" office:value-type="string">
            <text:p text:style-name="P53">Implemented by <text:span text:style-name="T13">getWhitespace()</text:span><text:span text:style-name="T46"> method.</text:span></text:p>
          </table:table-cell>
        </table:table-row>
        <table:table-row>
          <table:table-cell table:style-name="Table1.A2" office:value-type="string">
            <text:p text:style-name="P53">Compute method modifiers</text:p>
          </table:table-cell>
          <table:table-cell table:style-name="Table1.A2" office:value-type="string">
            <text:p text:style-name="P53">Profile.cpp</text:p>
          </table:table-cell>
          <table:table-cell table:style-name="Table1.A2" office:value-type="string">
            <text:p text:style-name="P53">P</text:p>
          </table:table-cell>
          <table:table-cell table:style-name="Table1.D2" office:value-type="string">
            <text:p text:style-name="P53">Implemented by <text:span text:style-name="T13">getModifiers()</text:span> method.</text:p>
          </table:table-cell>
        </table:table-row>
        <table:table-row>
          <table:table-cell table:style-name="Table1.A2" office:value-type="string">
            <text:p text:style-name="P54">Compute a method's return type and class descriptor </text:p>
          </table:table-cell>
          <table:table-cell table:style-name="Table1.A2" office:value-type="string">
            <text:p text:style-name="P55">Profile.cpp</text:p>
          </table:table-cell>
          <table:table-cell table:style-name="Table1.A2" office:value-type="string">
            <text:p text:style-name="P56">P</text:p>
          </table:table-cell>
          <table:table-cell table:style-name="Table1.D2" office:value-type="string">
            <text:p text:style-name="P56">Both the functionalities are implemented by the <text:span text:style-name="T41">convertDescriptor()</text:span><text:span text:style-name="T150"> method.</text:span></text:p>
          </table:table-cell>
        </table:table-row>
        <table:table-row>
          <table:table-cell table:style-name="Table1.A2" office:value-type="string">
            <text:p text:style-name="P57">Compute string representation of parameters and return value containing both types and values. </text:p>
          </table:table-cell>
          <table:table-cell table:style-name="Table1.A2" office:value-type="string">
            <text:p text:style-name="P58">Profile.cpp</text:p>
          </table:table-cell>
          <table:table-cell table:style-name="Table1.A2" office:value-type="string">
            <text:p text:style-name="P58">P</text:p>
          </table:table-cell>
          <table:table-cell table:style-name="Table1.D2" office:value-type="string">
            <text:p text:style-name="P60">The string representation of a returning value is calculated by <text:span text:style-name="T13">parameterToString()</text:span><text:span text:style-name="T46">. Since parameters can be more than one, the computation of their string representation is implemented in </text:span><text:span text:style-name="T13">getParameters()</text:span><text:span text:style-name="T46"> and </text:span><text:span text:style-name="T13">getParameterString()</text:span><text:span text:style-name="T46">. The former returns an array of string representations, the latter a singular string representation with the content of this array.</text:span></text:p>
          </table:table-cell>
        </table:table-row>
        <table:table-row>
          <table:table-cell table:style-name="Table1.A2" office:value-type="string">
            <text:p text:style-name="P65">Filter calls executing bytecode from a system jar</text:p>
          </table:table-cell>
          <table:table-cell table:style-name="Table1.A2" office:value-type="string">
            <text:p text:style-name="P59">Profile.cpp</text:p>
          </table:table-cell>
          <table:table-cell table:style-name="Table1.A2" office:value-type="string">
            <text:p text:style-name="P73">T</text:p>
          </table:table-cell>
          <table:table-cell table:style-name="Table1.D2" office:value-type="string">
            <text:p text:style-name="P69">This feature, implemented in the <text:span text:style-name="T13">dvmMethodTraceAdd()</text:span> method, allows to omit the traces regarding methods that execute bytecode from a system jar where also the caller consist of bytecode from a system jar. <text:span text:style-name="T155">Not tracing these calls speeds up the system and excludes to profile calls that are assured not to contain malicious code. It has been implemented completely differently due to unexpected behavior of the original one that was ported. </text:span></text:p>
          </table:table-cell>
        </table:table-row>
        <table:table-row>
          <table:table-cell table:style-name="Table1.A2" office:value-type="string">
            <text:p text:style-name="P65">Compute string representation of <text:span text:style-name="T154">a Java object</text:span></text:p>
          </table:table-cell>
          <table:table-cell table:style-name="Table1.A2" office:value-type="string">
            <text:p text:style-name="P59">Profile.cpp</text:p>
          </table:table-cell>
          <table:table-cell table:style-name="Table1.A2" office:value-type="string">
            <text:p text:style-name="P66">NP</text:p>
          </table:table-cell>
          <table:table-cell table:style-name="Table1.D2" office:value-type="string">
            <text:p text:style-name="P70">This functionality, originally implemented by the <text:span text:style-name="T13">objectToString()</text:span> method, consist<text:span text:style-name="T156">s</text:span> in getting the string representation of a parameter or returning value <text:span text:style-name="T157">if</text:span> it <text:span text:style-name="T156">is a Java object. The method calls the object's Java class </text:span><text:span text:style-name="T43">toString()</text:span><text:span text:style-name="T156"> method in the case there is one. A boolean variable, called </text:span><text:span text:style-name="T43">inMethodTraceAdd()</text:span><text:span text:style-name="T156">, is also needed in </text:span><text:span text:style-name="T43">dvmMethodTraceAdd()</text:span><text:span text:style-name="T156"> not to trace the calls to the </text:span><text:span text:style-name="T43">toString()</text:span><text:span text:style-name="T156"> method. </text:span></text:p>
          </table:table-cell>
        </table:table-row>
        <table:table-row>
          <table:table-cell table:style-name="Table1.A2" office:value-type="string">
            <text:p text:style-name="P67">Creating trace files under /sdcard/ according to format dump.PID.TID</text:p>
          </table:table-cell>
          <table:table-cell table:style-name="Table1.A2" office:value-type="string">
            <text:p text:style-name="P67">Profile.cpp</text:p>
          </table:table-cell>
          <table:table-cell table:style-name="Table1.A2" office:value-type="string">
            <text:p text:style-name="P67">P</text:p>
          </table:table-cell>
          <table:table-cell table:style-name="Table1.D2" office:value-type="string">
            <text:p text:style-name="P71">Implemented by prep_log() method. <text:span text:style-name="T158">It creates dump files for the current process for each of its threads. The process id and the thread id is part of the dump filenames. This allows distinguishing between the traces of each thread of the profiled application.</text:span></text:p>
          </table:table-cell>
        </table:table-row>
        <table:table-row>
          <table:table-cell table:style-name="Table1.A2" office:value-type="string">
            <text:p text:style-name="P67">Printing traces to dump <text:soft-page-break/>files.</text:p>
          </table:table-cell>
          <table:table-cell table:style-name="Table1.A2" office:value-type="string">
            <text:p text:style-name="P68">Profile.h</text:p>
          </table:table-cell>
          <table:table-cell table:style-name="Table1.A2" office:value-type="string">
            <text:p text:style-name="P68">P</text:p>
          </table:table-cell>
          <table:table-cell table:style-name="Table1.D2" office:value-type="string">
            <text:p text:style-name="P72">Implemented by the <text:span text:style-name="T13">ALOGD_TRACE</text:span> macro. <text:span text:style-name="T159">It acquires </text:span><text:soft-page-break/><text:span text:style-name="T159">a lock to write to the dump files and then it writes the trace logs to the thread dump file.</text:span></text:p>
          </table:table-cell>
        </table:table-row>
      </table:table>
      <text:p text:style-name="P41"/>
      <text:p text:style-name="P97">As it can be seen in table 4.2 most functionalities have been successfully ported and adapted to Android 4.4 source code. <text:span text:style-name="T197">The features with the 'T' status have not been included in the stable version of the system since the code implementing them is still in testing. They are included in a separate source code branch with a different compiled system image.</text:span></text:p>
      <text:p text:style-name="P97"><text:span text:style-name="T160"><text:tab/>In the stable version of TRACEDROID, hence, the filtering of calls executing bytecode from a system jar was not included. This results in larger output traces for the application we are profiling, increasing also the computation steps required by the system. The second feature that has not been ported was about computing the string representation of the parameters and returning Java objects. It has been substituted by printing the class descriptor of the object and the keyword “Object” to highlight that the parameter or the returning value is a Java object created by that class.</text:span></text:p>
      <text:p text:style-name="P42"/>
      <text:h text:style-name="P102" text:outline-level="1">Chapter <text:span text:style-name="T161">5</text:span></text:h>
      <text:h text:style-name="P109" text:outline-level="2">Evaluation</text:h>
      <text:p text:style-name="P43">In this chapter we <text:span text:style-name="T182">evaluate the ported framework for dynamic analysis to understand whether the compatibility rate has been increased from the previous version. We first discuss the testing process and then the analysis of the results.</text:span></text:p>
      <text:p text:style-name="P43"/>
      <text:h text:style-name="P110" text:outline-level="2">Testing</text:h>
      <text:p text:style-name="P44">The aim of this phase is to test the implemented system in order to obtain relevant output that could be later analyzed to understand if the porting was <text:span text:style-name="T183">successful.</text:span> <text:span text:style-name="T184">The first step was to decide which applications to give as input to the new TRACEDROID version. We chose to use the system with a default Android 4.4 application and with 3 external ones not compatible with TRACEDROID based on Android 2.3.4. On one hand, testing a default application gave us the output to understand if the system was producing the expected traces, on the other, testing 3 previously-not-compatible applications generated the output to understand if the compatibility of TRACEDROID was increased.</text:span></text:p>
      <text:p text:style-name="P44"><text:tab/><text:span text:style-name="T185">The testing environment was the Android emulator with the compiled TRACEDROID 4.4 system image and the Android 4.4 AVD as input. We chose the Android browser as the default input application. We stored the app's uid under the common input interface, described in previous chapters, and then we started one of the browser's activity (opening a new blank tab) so that the system could trace its execution. After the applications terminated its execution the trace could be pulled from the sdcard/ in order to be analyzed.</text:span></text:p>
      <text:p text:style-name="P44"><text:soft-page-break/><text:tab/><text:span text:style-name="T186">Aptoide, Firefox and waze were the 3 external applications we decide to use [23, 24, 25]. The following are the reasons behind this choice:</text:span></text:p>
      <text:list xml:id="list3961890524620328335" text:style-name="L6">
        <text:list-item>
          <text:p text:style-name="P95">All the three applications had a minSdkVersion value, in their manifest.xml <text:span text:style-name="T187">decompiled with ANDROGUARD [12]</text:span>, greater than API level 10, the one used by the previous TRACEDROID version, and smaller or equal to API level 19, the one used by the ported TRACEDROID version. <text:span text:style-name="T188">This is essential to evaluate the compatibility increase of the new system image. </text:span></text:p>
        </text:list-item>
        <text:list-item>
          <text:p text:style-name="P96">They are among the most downloaded Android applications [26, 27].</text:p>
        </text:list-item>
      </text:list>
      <text:p text:style-name="P45">The environment used for testing and the steps were the same used <text:span text:style-name="T189">for</text:span> the default Android browser with the exception of having to install the applications since they were not already present in the emulated AVD.</text:p>
      <text:p text:style-name="P45"><text:tab/><text:span text:style-name="T190">All the 4 used applications were executed with both the TRACEDROID image producing full traces and the testing TRACEDROID one omitting calls executing bytecode from a system Jar. The whole testing process is reproducible and the guides on how it was performed with the resulting output can be found on the project repository [15].</text:span></text:p>
      <text:p text:style-name="P45"/>
      <text:h text:style-name="P111" text:outline-level="2">Result analysis</text:h>
      <text:p text:style-name="P46">In figure 5.1 we can see a sample of the default Android browser testing output. As we can see from the <text:s/><text:span text:style-name="T193">output</text:span> files, <text:span text:style-name="T191">the system works as expected: the profile of the app's execution contains all the implemented features (see table 4.2). The output results equal to the original TRACEDROID framework with the only, expected, difference of not printing the Java objects because of the limitations of the implementation phase. </text:span></text:p>
      <text:p text:style-name="P46"><text:tab/><text:span text:style-name="T192">In figure 5.2 we can see a sample of the waze app testing output. Analyzing the 3 tested applications' output files we can observe that all the TRACEDROID implemented features (see table 4.2) are working as expected. As for the default browser output, the only difference with the original framework is the absence of the Java objects string representation in the profile of the executed app. These results are fundamental in understanding the app compatibility increase of the ported system.</text:span></text:p>
      <text:p text:style-name="P46"/>
      <text:h text:style-name="P103" text:outline-level="1">Chapter 6</text:h>
      <text:h text:style-name="Heading_20_2" text:outline-level="2">Conclusion</text:h>
      <text:p text:style-name="P47"/>
      <text:p text:style-name="P48">In this paper we presented an update of the TRACEDROID dynamic analysis framework. <text:span text:style-name="T194">First we provided an overview of the reasons why the system was originally created and why it is still relevant nowadays. We also gave the necessary background information to understand how the system is </text:span><text:soft-page-break/><text:span text:style-name="T194">working. Secondly we explained the TRACEDROID design and the porting process implementation. Lastly we showed that the data obtained in the evaluation phase confirm the success of porting the system from Android 2.3.4 (codename Gingerbread) to Android 4.4 (codename KitKat).</text:span></text:p>
      <text:p text:style-name="P48"><text:tab/><text:span text:style-name="T195">The project repository [] contains all the technical guides, the compiled images, the tests output to reproduce the porting process, use the system and test it. The guides, furthermore, provide information on how to create an Android Virtual Device and emulate the new system image: this should make straightforward the integration of TRACEDROID with TAP, its original framework. <text:s/></text:span></text:p>
      <text:p text:style-name="P49"><text:tab/><text:span text:style-name="T196">Android 4.4, the new system version, has still an high market share quota among the OS versions developed by Google but, nevertheless, it will decrease in the next years. The future of TRACEDROID will be a complete redesign and reimplementation of the system to adapt to the new Android runtime (ART) of the most recent versions. ARTDROID [28] already shows that it is possible to run a sandbox for dynamic analysis in this runtime. Google provides also, in the source code, some files where to implement the profiling of an application execution [29].</text:span></text:p>
      <text:p text:style-name="P46"><text:tab/></text:p>
      <text:p text:style-name="P4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17T16:36:37.081282327</dc:date>
    <dc:creator>dimitri </dc:creator>
    <meta:editing-duration>P1DT3H46M52S</meta:editing-duration>
    <meta:editing-cycles>666</meta:editing-cycles>
    <meta:document-statistic meta:table-count="1" meta:image-count="0" meta:object-count="0" meta:page-count="15" meta:paragraph-count="159" meta:word-count="5634" meta:character-count="34802" meta:non-whitespace-character-count="29298"/>
  </office:meta>
</office:document-meta>
</file>